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19214">
            <text:p>OS-19214</text:p>
          </table:table-cell>
          <table:table-cell office:value-type="float" office:value="38.887">
            <text:p>38.887</text:p>
          </table:table-cell>
          <table:table-cell office:value-type="float" office:value="-76.392">
            <text:p>-76.392</text:p>
          </table:table-cell>
          <table:table-cell office:value-type="float" office:value="1150.0">
            <text:p>1150.0</text:p>
          </table:table-cell>
          <table:table-cell office:value-type="float" office:value="85.0">
            <text:p>85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42.0">
            <text:p>-142.0</text:p>
          </table:table-cell>
          <table:table-cell office:value-type="float" office:value="114.0">
            <text:p>114.0</text:p>
          </table:table-cell>
          <table:table-cell office:value-type="float" office:value="-1.0">
            <text:p>-1.0</text:p>
          </table:table-cell>
          <table:table-cell office:value-type="float" office:value="-31.7092">
            <text:p>-31.7092</text:p>
          </table:table-cell>
          <table:table-cell office:value-type="float" office:value="0.6592">
            <text:p>0.6592</text:p>
          </table:table-cell>
          <table:table-cell office:value-type="float" office:value="0.6592">
            <text:p>0.6592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21488">
            <text:p>OS-21488</text:p>
          </table:table-cell>
          <table:table-cell office:value-type="float" office:value="38.887">
            <text:p>38.887</text:p>
          </table:table-cell>
          <table:table-cell office:value-type="float" office:value="-76.392">
            <text:p>-76.392</text:p>
          </table:table-cell>
          <table:table-cell office:value-type="float" office:value="6250.0">
            <text:p>6250.0</text:p>
          </table:table-cell>
          <table:table-cell office:value-type="float" office:value="35.0">
            <text:p>35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42.0">
            <text:p>-142.0</text:p>
          </table:table-cell>
          <table:table-cell office:value-type="float" office:value="114.0">
            <text:p>114.0</text:p>
          </table:table-cell>
          <table:table-cell office:value-type="float" office:value="-1.0">
            <text:p>-1.0</text:p>
          </table:table-cell>
          <table:table-cell office:value-type="float" office:value="-41.5432">
            <text:p>-41.5432</text:p>
          </table:table-cell>
          <table:table-cell office:value-type="float" office:value="0.6732">
            <text:p>0.6732</text:p>
          </table:table-cell>
          <table:table-cell office:value-type="float" office:value="0.6732">
            <text:p>0.6732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21664">
            <text:p>OS-21664</text:p>
          </table:table-cell>
          <table:table-cell office:value-type="float" office:value="38.031">
            <text:p>38.031</text:p>
          </table:table-cell>
          <table:table-cell office:value-type="float" office:value="-76.215">
            <text:p>-76.215</text:p>
          </table:table-cell>
          <table:table-cell office:value-type="float" office:value="6130.0">
            <text:p>6130.0</text:p>
          </table:table-cell>
          <table:table-cell office:value-type="float" office:value="55.0">
            <text:p>55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42.0">
            <text:p>-142.0</text:p>
          </table:table-cell>
          <table:table-cell office:value-type="float" office:value="114.0">
            <text:p>114.0</text:p>
          </table:table-cell>
          <table:table-cell office:value-type="float" office:value="-1.0">
            <text:p>-1.0</text:p>
          </table:table-cell>
          <table:table-cell office:value-type="float" office:value="-29.7219">
            <text:p>-29.7219</text:p>
          </table:table-cell>
          <table:table-cell office:value-type="float" office:value="0.6819">
            <text:p>0.6819</text:p>
          </table:table-cell>
          <table:table-cell office:value-type="float" office:value="0.6819">
            <text:p>0.6819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21486">
            <text:p>OS-21486</text:p>
          </table:table-cell>
          <table:table-cell office:value-type="float" office:value="38.053">
            <text:p>38.053</text:p>
          </table:table-cell>
          <table:table-cell office:value-type="float" office:value="-76.221">
            <text:p>-76.221</text:p>
          </table:table-cell>
          <table:table-cell office:value-type="float" office:value="9670.0">
            <text:p>9670.0</text:p>
          </table:table-cell>
          <table:table-cell office:value-type="float" office:value="50.0">
            <text:p>5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42.0">
            <text:p>-142.0</text:p>
          </table:table-cell>
          <table:table-cell office:value-type="float" office:value="114.0">
            <text:p>114.0</text:p>
          </table:table-cell>
          <table:table-cell office:value-type="float" office:value="-1.0">
            <text:p>-1.0</text:p>
          </table:table-cell>
          <table:table-cell office:value-type="float" office:value="-23.29">
            <text:p>-23.29</text:p>
          </table:table-cell>
          <table:table-cell office:value-type="float" office:value="0.68">
            <text:p>0.68</text:p>
          </table:table-cell>
          <table:table-cell office:value-type="float" office:value="0.68">
            <text:p>0.68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21487">
            <text:p>OS-21487</text:p>
          </table:table-cell>
          <table:table-cell office:value-type="float" office:value="38.031">
            <text:p>38.031</text:p>
          </table:table-cell>
          <table:table-cell office:value-type="float" office:value="-76.215">
            <text:p>-76.215</text:p>
          </table:table-cell>
          <table:table-cell office:value-type="float" office:value="855.0">
            <text:p>855.0</text:p>
          </table:table-cell>
          <table:table-cell office:value-type="float" office:value="25.0">
            <text:p>25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42.0">
            <text:p>-142.0</text:p>
          </table:table-cell>
          <table:table-cell office:value-type="float" office:value="114.0">
            <text:p>114.0</text:p>
          </table:table-cell>
          <table:table-cell office:value-type="float" office:value="-1.0">
            <text:p>-1.0</text:p>
          </table:table-cell>
          <table:table-cell office:value-type="float" office:value="-24.1578">
            <text:p>-24.1578</text:p>
          </table:table-cell>
          <table:table-cell office:value-type="float" office:value="0.6778">
            <text:p>0.6778</text:p>
          </table:table-cell>
          <table:table-cell office:value-type="float" office:value="0.6778">
            <text:p>0.6778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21389">
            <text:p>OS-21389</text:p>
          </table:table-cell>
          <table:table-cell office:value-type="float" office:value="38.887">
            <text:p>38.887</text:p>
          </table:table-cell>
          <table:table-cell office:value-type="float" office:value="-76.392">
            <text:p>-76.392</text:p>
          </table:table-cell>
          <table:table-cell office:value-type="float" office:value="7100.0">
            <text:p>7100.0</text:p>
          </table:table-cell>
          <table:table-cell office:value-type="float" office:value="45.0">
            <text:p>45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42.0">
            <text:p>-142.0</text:p>
          </table:table-cell>
          <table:table-cell office:value-type="float" office:value="114.0">
            <text:p>114.0</text:p>
          </table:table-cell>
          <table:table-cell office:value-type="float" office:value="-1.0">
            <text:p>-1.0</text:p>
          </table:table-cell>
          <table:table-cell office:value-type="float" office:value="-44.3598">
            <text:p>-44.3598</text:p>
          </table:table-cell>
          <table:table-cell office:value-type="float" office:value="0.6798">
            <text:p>0.6798</text:p>
          </table:table-cell>
          <table:table-cell office:value-type="float" office:value="0.6798">
            <text:p>0.6798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21384">
            <text:p>OS-21384</text:p>
          </table:table-cell>
          <table:table-cell office:value-type="float" office:value="38.887">
            <text:p>38.887</text:p>
          </table:table-cell>
          <table:table-cell office:value-type="float" office:value="-76.392">
            <text:p>-76.392</text:p>
          </table:table-cell>
          <table:table-cell office:value-type="float" office:value="2050.0">
            <text:p>2050.0</text:p>
          </table:table-cell>
          <table:table-cell office:value-type="float" office:value="40.0">
            <text:p>4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42.0">
            <text:p>-142.0</text:p>
          </table:table-cell>
          <table:table-cell office:value-type="float" office:value="114.0">
            <text:p>114.0</text:p>
          </table:table-cell>
          <table:table-cell office:value-type="float" office:value="-1.0">
            <text:p>-1.0</text:p>
          </table:table-cell>
          <table:table-cell office:value-type="float" office:value="-33.791">
            <text:p>-33.791</text:p>
          </table:table-cell>
          <table:table-cell office:value-type="float" office:value="0.661">
            <text:p>0.661</text:p>
          </table:table-cell>
          <table:table-cell office:value-type="float" office:value="0.661">
            <text:p>0.661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21387">
            <text:p>OS-21387</text:p>
          </table:table-cell>
          <table:table-cell office:value-type="float" office:value="38.887">
            <text:p>38.887</text:p>
          </table:table-cell>
          <table:table-cell office:value-type="float" office:value="-76.392">
            <text:p>-76.392</text:p>
          </table:table-cell>
          <table:table-cell office:value-type="float" office:value="6660.0">
            <text:p>6660.0</text:p>
          </table:table-cell>
          <table:table-cell office:value-type="float" office:value="45.0">
            <text:p>45.0</text:p>
          </table:table-cell>
          <table:table-cell office:value-type="string" office:value="Oyster">
            <text:p>Oyster</text:p>
          </table:table-cell>
          <table:table-cell office:value-type="string" office:value="marine">
            <text:p>marine</text:p>
          </table:table-cell>
          <table:table-cell office:value-type="float" office:value="-142.0">
            <text:p>-142.0</text:p>
          </table:table-cell>
          <table:table-cell office:value-type="float" office:value="114.0">
            <text:p>114.0</text:p>
          </table:table-cell>
          <table:table-cell office:value-type="float" office:value="-1.0">
            <text:p>-1.0</text:p>
          </table:table-cell>
          <table:table-cell office:value-type="float" office:value="-44.0991">
            <text:p>-44.0991</text:p>
          </table:table-cell>
          <table:table-cell office:value-type="float" office:value="0.6791">
            <text:p>0.6791</text:p>
          </table:table-cell>
          <table:table-cell office:value-type="float" office:value="0.6791">
            <text:p>0.6791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21386">
            <text:p>OS-21386</text:p>
          </table:table-cell>
          <table:table-cell office:value-type="float" office:value="38.887">
            <text:p>38.887</text:p>
          </table:table-cell>
          <table:table-cell office:value-type="float" office:value="-76.392">
            <text:p>-76.392</text:p>
          </table:table-cell>
          <table:table-cell office:value-type="float" office:value="6290.0">
            <text:p>6290.0</text:p>
          </table:table-cell>
          <table:table-cell office:value-type="float" office:value="35.0">
            <text:p>35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42.0">
            <text:p>-142.0</text:p>
          </table:table-cell>
          <table:table-cell office:value-type="float" office:value="114.0">
            <text:p>114.0</text:p>
          </table:table-cell>
          <table:table-cell office:value-type="float" office:value="-1.0">
            <text:p>-1.0</text:p>
          </table:table-cell>
          <table:table-cell office:value-type="float" office:value="-43.2069">
            <text:p>-43.2069</text:p>
          </table:table-cell>
          <table:table-cell office:value-type="float" office:value="0.6769">
            <text:p>0.6769</text:p>
          </table:table-cell>
          <table:table-cell office:value-type="float" office:value="0.6769">
            <text:p>0.6769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21385">
            <text:p>OS-21385</text:p>
          </table:table-cell>
          <table:table-cell office:value-type="float" office:value="38.887">
            <text:p>38.887</text:p>
          </table:table-cell>
          <table:table-cell office:value-type="float" office:value="-76.392">
            <text:p>-76.392</text:p>
          </table:table-cell>
          <table:table-cell office:value-type="float" office:value="4230.0">
            <text:p>4230.0</text:p>
          </table:table-cell>
          <table:table-cell office:value-type="float" office:value="40.0">
            <text:p>4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42.0">
            <text:p>-142.0</text:p>
          </table:table-cell>
          <table:table-cell office:value-type="float" office:value="114.0">
            <text:p>114.0</text:p>
          </table:table-cell>
          <table:table-cell office:value-type="float" office:value="-1.0">
            <text:p>-1.0</text:p>
          </table:table-cell>
          <table:table-cell office:value-type="float" office:value="-35.3427">
            <text:p>-35.3427</text:p>
          </table:table-cell>
          <table:table-cell office:value-type="float" office:value="0.6627">
            <text:p>0.6627</text:p>
          </table:table-cell>
          <table:table-cell office:value-type="float" office:value="0.6627">
            <text:p>0.6627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21665">
            <text:p>OS-21665</text:p>
          </table:table-cell>
          <table:table-cell office:value-type="float" office:value="38.031">
            <text:p>38.031</text:p>
          </table:table-cell>
          <table:table-cell office:value-type="float" office:value="-76.215">
            <text:p>-76.215</text:p>
          </table:table-cell>
          <table:table-cell office:value-type="float" office:value="6430.0">
            <text:p>6430.0</text:p>
          </table:table-cell>
          <table:table-cell office:value-type="float" office:value="65.0">
            <text:p>65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42.0">
            <text:p>-142.0</text:p>
          </table:table-cell>
          <table:table-cell office:value-type="float" office:value="114.0">
            <text:p>114.0</text:p>
          </table:table-cell>
          <table:table-cell office:value-type="float" office:value="-1.0">
            <text:p>-1.0</text:p>
          </table:table-cell>
          <table:table-cell office:value-type="float" office:value="-30.29">
            <text:p>-30.29</text:p>
          </table:table-cell>
          <table:table-cell office:value-type="float" office:value="0.68">
            <text:p>0.68</text:p>
          </table:table-cell>
          <table:table-cell office:value-type="float" office:value="0.68">
            <text:p>0.68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21383">
            <text:p>OS-21383</text:p>
          </table:table-cell>
          <table:table-cell office:value-type="float" office:value="38.887">
            <text:p>38.887</text:p>
          </table:table-cell>
          <table:table-cell office:value-type="float" office:value="-76.392">
            <text:p>-76.392</text:p>
          </table:table-cell>
          <table:table-cell office:value-type="float" office:value="1600.0">
            <text:p>1600.0</text:p>
          </table:table-cell>
          <table:table-cell office:value-type="float" office:value="35.0">
            <text:p>35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42.0">
            <text:p>-142.0</text:p>
          </table:table-cell>
          <table:table-cell office:value-type="float" office:value="114.0">
            <text:p>114.0</text:p>
          </table:table-cell>
          <table:table-cell office:value-type="float" office:value="-1.0">
            <text:p>-1.0</text:p>
          </table:table-cell>
          <table:table-cell office:value-type="float" office:value="-32.8701">
            <text:p>-32.8701</text:p>
          </table:table-cell>
          <table:table-cell office:value-type="float" office:value="0.6601">
            <text:p>0.6601</text:p>
          </table:table-cell>
          <table:table-cell office:value-type="float" office:value="0.6601">
            <text:p>0.6601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21382">
            <text:p>OS-21382</text:p>
          </table:table-cell>
          <table:table-cell office:value-type="float" office:value="38.887">
            <text:p>38.887</text:p>
          </table:table-cell>
          <table:table-cell office:value-type="float" office:value="-76.392">
            <text:p>-76.392</text:p>
          </table:table-cell>
          <table:table-cell office:value-type="float" office:value="1150.0">
            <text:p>1150.0</text:p>
          </table:table-cell>
          <table:table-cell office:value-type="float" office:value="40.0">
            <text:p>4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42.0">
            <text:p>-142.0</text:p>
          </table:table-cell>
          <table:table-cell office:value-type="float" office:value="114.0">
            <text:p>114.0</text:p>
          </table:table-cell>
          <table:table-cell office:value-type="float" office:value="-1.0">
            <text:p>-1.0</text:p>
          </table:table-cell>
          <table:table-cell office:value-type="float" office:value="-31.6892">
            <text:p>-31.6892</text:p>
          </table:table-cell>
          <table:table-cell office:value-type="float" office:value="0.6592">
            <text:p>0.6592</text:p>
          </table:table-cell>
          <table:table-cell office:value-type="float" office:value="0.6592">
            <text:p>0.6592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21381">
            <text:p>OS-21381</text:p>
          </table:table-cell>
          <table:table-cell office:value-type="float" office:value="38.887">
            <text:p>38.887</text:p>
          </table:table-cell>
          <table:table-cell office:value-type="float" office:value="-76.392">
            <text:p>-76.392</text:p>
          </table:table-cell>
          <table:table-cell office:value-type="float" office:value="745.0">
            <text:p>745.0</text:p>
          </table:table-cell>
          <table:table-cell office:value-type="float" office:value="35.0">
            <text:p>35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42.0">
            <text:p>-142.0</text:p>
          </table:table-cell>
          <table:table-cell office:value-type="float" office:value="114.0">
            <text:p>114.0</text:p>
          </table:table-cell>
          <table:table-cell office:value-type="float" office:value="-1.0">
            <text:p>-1.0</text:p>
          </table:table-cell>
          <table:table-cell office:value-type="float" office:value="-30.8287">
            <text:p>-30.8287</text:p>
          </table:table-cell>
          <table:table-cell office:value-type="float" office:value="0.6587">
            <text:p>0.6587</text:p>
          </table:table-cell>
          <table:table-cell office:value-type="float" office:value="0.6587">
            <text:p>0.6587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21270">
            <text:p>OS-21270</text:p>
          </table:table-cell>
          <table:table-cell office:value-type="float" office:value="38.879">
            <text:p>38.879</text:p>
          </table:table-cell>
          <table:table-cell office:value-type="float" office:value="-76.44">
            <text:p>-76.44</text:p>
          </table:table-cell>
          <table:table-cell office:value-type="float" office:value="6850.0">
            <text:p>6850.0</text:p>
          </table:table-cell>
          <table:table-cell office:value-type="float" office:value="110.0">
            <text:p>11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42.0">
            <text:p>-142.0</text:p>
          </table:table-cell>
          <table:table-cell office:value-type="float" office:value="114.0">
            <text:p>114.0</text:p>
          </table:table-cell>
          <table:table-cell office:value-type="float" office:value="-1.0">
            <text:p>-1.0</text:p>
          </table:table-cell>
          <table:table-cell office:value-type="float" office:value="-16.0081">
            <text:p>-16.0081</text:p>
          </table:table-cell>
          <table:table-cell office:value-type="float" office:value="0.7681">
            <text:p>0.7681</text:p>
          </table:table-cell>
          <table:table-cell office:value-type="float" office:value="0.7681">
            <text:p>0.7681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21388">
            <text:p>OS-21388</text:p>
          </table:table-cell>
          <table:table-cell office:value-type="float" office:value="38.887">
            <text:p>38.887</text:p>
          </table:table-cell>
          <table:table-cell office:value-type="float" office:value="-76.392">
            <text:p>-76.392</text:p>
          </table:table-cell>
          <table:table-cell office:value-type="float" office:value="7050.0">
            <text:p>7050.0</text:p>
          </table:table-cell>
          <table:table-cell office:value-type="float" office:value="40.0">
            <text:p>4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42.0">
            <text:p>-142.0</text:p>
          </table:table-cell>
          <table:table-cell office:value-type="float" office:value="114.0">
            <text:p>114.0</text:p>
          </table:table-cell>
          <table:table-cell office:value-type="float" office:value="-1.0">
            <text:p>-1.0</text:p>
          </table:table-cell>
          <table:table-cell office:value-type="float" office:value="-44.2094">
            <text:p>-44.2094</text:p>
          </table:table-cell>
          <table:table-cell office:value-type="float" office:value="0.6794">
            <text:p>0.6794</text:p>
          </table:table-cell>
          <table:table-cell office:value-type="float" office:value="0.6794">
            <text:p>0.6794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21666">
            <text:p>OS-21666</text:p>
          </table:table-cell>
          <table:table-cell office:value-type="float" office:value="38.031">
            <text:p>38.031</text:p>
          </table:table-cell>
          <table:table-cell office:value-type="float" office:value="-76.215">
            <text:p>-76.215</text:p>
          </table:table-cell>
          <table:table-cell office:value-type="float" office:value="9150.0">
            <text:p>9150.0</text:p>
          </table:table-cell>
          <table:table-cell office:value-type="float" office:value="65.0">
            <text:p>65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42.0">
            <text:p>-142.0</text:p>
          </table:table-cell>
          <table:table-cell office:value-type="float" office:value="114.0">
            <text:p>114.0</text:p>
          </table:table-cell>
          <table:table-cell office:value-type="float" office:value="-1.0">
            <text:p>-1.0</text:p>
          </table:table-cell>
          <table:table-cell office:value-type="float" office:value="-30.9634">
            <text:p>-30.9634</text:p>
          </table:table-cell>
          <table:table-cell office:value-type="float" office:value="0.6834">
            <text:p>0.6834</text:p>
          </table:table-cell>
          <table:table-cell office:value-type="float" office:value="0.6834">
            <text:p>0.6834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25829">
            <text:p>OS-25829</text:p>
          </table:table-cell>
          <table:table-cell office:value-type="float" office:value="38.031">
            <text:p>38.031</text:p>
          </table:table-cell>
          <table:table-cell office:value-type="float" office:value="-76.215">
            <text:p>-76.215</text:p>
          </table:table-cell>
          <table:table-cell office:value-type="float" office:value="8930.0">
            <text:p>8930.0</text:p>
          </table:table-cell>
          <table:table-cell office:value-type="float" office:value="65.0">
            <text:p>65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42.0">
            <text:p>-142.0</text:p>
          </table:table-cell>
          <table:table-cell office:value-type="float" office:value="114.0">
            <text:p>114.0</text:p>
          </table:table-cell>
          <table:table-cell office:value-type="float" office:value="-1.0">
            <text:p>-1.0</text:p>
          </table:table-cell>
          <table:table-cell office:value-type="float" office:value="-33.4872">
            <text:p>-33.4872</text:p>
          </table:table-cell>
          <table:table-cell office:value-type="float" office:value="0.6872">
            <text:p>0.6872</text:p>
          </table:table-cell>
          <table:table-cell office:value-type="float" office:value="0.6872">
            <text:p>0.6872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21668">
            <text:p>OS-21668</text:p>
          </table:table-cell>
          <table:table-cell office:value-type="float" office:value="38.031">
            <text:p>38.031</text:p>
          </table:table-cell>
          <table:table-cell office:value-type="float" office:value="-76.215">
            <text:p>-76.215</text:p>
          </table:table-cell>
          <table:table-cell office:value-type="float" office:value="9400.0">
            <text:p>9400.0</text:p>
          </table:table-cell>
          <table:table-cell office:value-type="float" office:value="100.0">
            <text:p>10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42.0">
            <text:p>-142.0</text:p>
          </table:table-cell>
          <table:table-cell office:value-type="float" office:value="114.0">
            <text:p>114.0</text:p>
          </table:table-cell>
          <table:table-cell office:value-type="float" office:value="-1.0">
            <text:p>-1.0</text:p>
          </table:table-cell>
          <table:table-cell office:value-type="float" office:value="-33.57">
            <text:p>-33.57</text:p>
          </table:table-cell>
          <table:table-cell office:value-type="float" office:value="0.69">
            <text:p>0.69</text:p>
          </table:table-cell>
          <table:table-cell office:value-type="float" office:value="0.69">
            <text:p>0.69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QC-863">
            <text:p>QC-863</text:p>
          </table:table-cell>
          <table:table-cell office:value-type="float" office:value="38.4">
            <text:p>38.4</text:p>
          </table:table-cell>
          <table:table-cell office:value-type="float" office:value="-76.1">
            <text:p>-76.1</text:p>
          </table:table-cell>
          <table:table-cell office:value-type="float" office:value="3745.0">
            <text:p>3745.0</text:p>
          </table:table-cell>
          <table:table-cell office:value-type="float" office:value="120.0">
            <text:p>12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5.57">
            <text:p>-5.57</text:p>
          </table:table-cell>
          <table:table-cell office:value-type="float" office:value="0.3523">
            <text:p>0.3523</text:p>
          </table:table-cell>
          <table:table-cell office:value-type="float" office:value="0.3523">
            <text:p>0.3523</text:p>
          </table:table-cell>
          <table:table-cell office:value-type="string" office:value="CinquemaniEtal1982,EngelhartHorton2012">
            <text:p>CinquemaniEtal198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QC-862">
            <text:p>QC-862</text:p>
          </table:table-cell>
          <table:table-cell office:value-type="float" office:value="38.4">
            <text:p>38.4</text:p>
          </table:table-cell>
          <table:table-cell office:value-type="float" office:value="-76.1">
            <text:p>-76.1</text:p>
          </table:table-cell>
          <table:table-cell office:value-type="float" office:value="2650.0">
            <text:p>2650.0</text:p>
          </table:table-cell>
          <table:table-cell office:value-type="float" office:value="180.0">
            <text:p>18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4.12">
            <text:p>-4.12</text:p>
          </table:table-cell>
          <table:table-cell office:value-type="float" office:value="0.3319">
            <text:p>0.3319</text:p>
          </table:table-cell>
          <table:table-cell office:value-type="float" office:value="0.3319">
            <text:p>0.3319</text:p>
          </table:table-cell>
          <table:table-cell office:value-type="string" office:value="CinquemaniEtal1982,EngelhartHorton2012">
            <text:p>CinquemaniEtal198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QC-861">
            <text:p>QC-861</text:p>
          </table:table-cell>
          <table:table-cell office:value-type="float" office:value="38.4">
            <text:p>38.4</text:p>
          </table:table-cell>
          <table:table-cell office:value-type="float" office:value="-76.1">
            <text:p>-76.1</text:p>
          </table:table-cell>
          <table:table-cell office:value-type="float" office:value="2485.0">
            <text:p>2485.0</text:p>
          </table:table-cell>
          <table:table-cell office:value-type="float" office:value="125.0">
            <text:p>125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3.64">
            <text:p>-3.64</text:p>
          </table:table-cell>
          <table:table-cell office:value-type="float" office:value="0.3398">
            <text:p>0.3398</text:p>
          </table:table-cell>
          <table:table-cell office:value-type="float" office:value="0.3398">
            <text:p>0.3398</text:p>
          </table:table-cell>
          <table:table-cell office:value-type="string" office:value="CinquemaniEtal1982,EngelhartHorton2012">
            <text:p>CinquemaniEtal198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QC-860">
            <text:p>QC-860</text:p>
          </table:table-cell>
          <table:table-cell office:value-type="float" office:value="38.4">
            <text:p>38.4</text:p>
          </table:table-cell>
          <table:table-cell office:value-type="float" office:value="-76.1">
            <text:p>-76.1</text:p>
          </table:table-cell>
          <table:table-cell office:value-type="float" office:value="2835.0">
            <text:p>2835.0</text:p>
          </table:table-cell>
          <table:table-cell office:value-type="float" office:value="140.0">
            <text:p>14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3.34">
            <text:p>-3.34</text:p>
          </table:table-cell>
          <table:table-cell office:value-type="float" office:value="0.3395">
            <text:p>0.3395</text:p>
          </table:table-cell>
          <table:table-cell office:value-type="float" office:value="0.3395">
            <text:p>0.3395</text:p>
          </table:table-cell>
          <table:table-cell office:value-type="string" office:value="CinquemaniEtal1982,EngelhartHorton2012">
            <text:p>CinquemaniEtal198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QC-859">
            <text:p>QC-859</text:p>
          </table:table-cell>
          <table:table-cell office:value-type="float" office:value="39.0">
            <text:p>39.0</text:p>
          </table:table-cell>
          <table:table-cell office:value-type="float" office:value="-76.1">
            <text:p>-76.1</text:p>
          </table:table-cell>
          <table:table-cell office:value-type="float" office:value="1230.0">
            <text:p>1230.0</text:p>
          </table:table-cell>
          <table:table-cell office:value-type="float" office:value="155.0">
            <text:p>155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92">
            <text:p>-1.92</text:p>
          </table:table-cell>
          <table:table-cell office:value-type="float" office:value="0.3299">
            <text:p>0.3299</text:p>
          </table:table-cell>
          <table:table-cell office:value-type="float" office:value="0.3299">
            <text:p>0.3299</text:p>
          </table:table-cell>
          <table:table-cell office:value-type="string" office:value="CinquemaniEtal1982,EngelhartHorton2012">
            <text:p>CinquemaniEtal198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QC-857">
            <text:p>QC-857</text:p>
          </table:table-cell>
          <table:table-cell office:value-type="float" office:value="39.0">
            <text:p>39.0</text:p>
          </table:table-cell>
          <table:table-cell office:value-type="float" office:value="-76.1">
            <text:p>-76.1</text:p>
          </table:table-cell>
          <table:table-cell office:value-type="float" office:value="3365.0">
            <text:p>3365.0</text:p>
          </table:table-cell>
          <table:table-cell office:value-type="float" office:value="145.0">
            <text:p>145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5.17">
            <text:p>-5.17</text:p>
          </table:table-cell>
          <table:table-cell office:value-type="float" office:value="0.3516">
            <text:p>0.3516</text:p>
          </table:table-cell>
          <table:table-cell office:value-type="float" office:value="0.3516">
            <text:p>0.3516</text:p>
          </table:table-cell>
          <table:table-cell office:value-type="string" office:value="CinquemaniEtal1982,EngelhartHorton2012">
            <text:p>CinquemaniEtal198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QC-856">
            <text:p>QC-856</text:p>
          </table:table-cell>
          <table:table-cell office:value-type="float" office:value="39.0">
            <text:p>39.0</text:p>
          </table:table-cell>
          <table:table-cell office:value-type="float" office:value="-76.1">
            <text:p>-76.1</text:p>
          </table:table-cell>
          <table:table-cell office:value-type="float" office:value="4505.0">
            <text:p>4505.0</text:p>
          </table:table-cell>
          <table:table-cell office:value-type="float" office:value="115.0">
            <text:p>115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0.87">
            <text:p>-10.87</text:p>
          </table:table-cell>
          <table:table-cell office:value-type="float" office:value="0.3644">
            <text:p>0.3644</text:p>
          </table:table-cell>
          <table:table-cell office:value-type="float" office:value="0.3644">
            <text:p>0.3644</text:p>
          </table:table-cell>
          <table:table-cell office:value-type="string" office:value="CinquemaniEtal1982,EngelhartHorton2012">
            <text:p>CinquemaniEtal198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25830">
            <text:p>OS-25830</text:p>
          </table:table-cell>
          <table:table-cell office:value-type="float" office:value="38.879">
            <text:p>38.879</text:p>
          </table:table-cell>
          <table:table-cell office:value-type="float" office:value="-76.44">
            <text:p>-76.44</text:p>
          </table:table-cell>
          <table:table-cell office:value-type="float" office:value="7180.0">
            <text:p>7180.0</text:p>
          </table:table-cell>
          <table:table-cell office:value-type="float" office:value="40.0">
            <text:p>40.0</text:p>
          </table:table-cell>
          <table:table-cell office:value-type="string" office:value="Oyster">
            <text:p>Oyster</text:p>
          </table:table-cell>
          <table:table-cell office:value-type="string" office:value="marine">
            <text:p>marine</text:p>
          </table:table-cell>
          <table:table-cell office:value-type="float" office:value="-142.0">
            <text:p>-142.0</text:p>
          </table:table-cell>
          <table:table-cell office:value-type="float" office:value="114.0">
            <text:p>114.0</text:p>
          </table:table-cell>
          <table:table-cell office:value-type="float" office:value="-1.0">
            <text:p>-1.0</text:p>
          </table:table-cell>
          <table:table-cell office:value-type="float" office:value="-16.2584">
            <text:p>-16.2584</text:p>
          </table:table-cell>
          <table:table-cell office:value-type="float" office:value="0.7684">
            <text:p>0.7684</text:p>
          </table:table-cell>
          <table:table-cell office:value-type="float" office:value="0.7684">
            <text:p>0.7684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21266">
            <text:p>OS-21266</text:p>
          </table:table-cell>
          <table:table-cell office:value-type="float" office:value="38.538">
            <text:p>38.538</text:p>
          </table:table-cell>
          <table:table-cell office:value-type="float" office:value="-76.43">
            <text:p>-76.43</text:p>
          </table:table-cell>
          <table:table-cell office:value-type="float" office:value="3090.0">
            <text:p>3090.0</text:p>
          </table:table-cell>
          <table:table-cell office:value-type="float" office:value="90.0">
            <text:p>90.0</text:p>
          </table:table-cell>
          <table:table-cell office:value-type="string" office:value="Forams">
            <text:p>Forams</text:p>
          </table:table-cell>
          <table:table-cell office:value-type="string" office:value="marine">
            <text:p>marine</text:p>
          </table:table-cell>
          <table:table-cell office:value-type="float" office:value="-142.0">
            <text:p>-142.0</text:p>
          </table:table-cell>
          <table:table-cell office:value-type="float" office:value="114.0">
            <text:p>114.0</text:p>
          </table:table-cell>
          <table:table-cell office:value-type="float" office:value="-1.0">
            <text:p>-1.0</text:p>
          </table:table-cell>
          <table:table-cell office:value-type="float" office:value="-26.8289">
            <text:p>-26.8289</text:p>
          </table:table-cell>
          <table:table-cell office:value-type="float" office:value="0.6689">
            <text:p>0.6689</text:p>
          </table:table-cell>
          <table:table-cell office:value-type="float" office:value="0.6689">
            <text:p>0.6689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25828">
            <text:p>OS-25828</text:p>
          </table:table-cell>
          <table:table-cell office:value-type="float" office:value="38.031">
            <text:p>38.031</text:p>
          </table:table-cell>
          <table:table-cell office:value-type="float" office:value="-76.215">
            <text:p>-76.215</text:p>
          </table:table-cell>
          <table:table-cell office:value-type="float" office:value="8150.0">
            <text:p>8150.0</text:p>
          </table:table-cell>
          <table:table-cell office:value-type="float" office:value="55.0">
            <text:p>55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42.0">
            <text:p>-142.0</text:p>
          </table:table-cell>
          <table:table-cell office:value-type="float" office:value="114.0">
            <text:p>114.0</text:p>
          </table:table-cell>
          <table:table-cell office:value-type="float" office:value="-1.0">
            <text:p>-1.0</text:p>
          </table:table-cell>
          <table:table-cell office:value-type="float" office:value="-31.5542">
            <text:p>-31.5542</text:p>
          </table:table-cell>
          <table:table-cell office:value-type="float" office:value="0.6842">
            <text:p>0.6842</text:p>
          </table:table-cell>
          <table:table-cell office:value-type="float" office:value="0.6842">
            <text:p>0.6842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25827">
            <text:p>OS-25827</text:p>
          </table:table-cell>
          <table:table-cell office:value-type="float" office:value="38.031">
            <text:p>38.031</text:p>
          </table:table-cell>
          <table:table-cell office:value-type="float" office:value="-76.215">
            <text:p>-76.215</text:p>
          </table:table-cell>
          <table:table-cell office:value-type="float" office:value="6540.0">
            <text:p>6540.0</text:p>
          </table:table-cell>
          <table:table-cell office:value-type="float" office:value="45.0">
            <text:p>45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42.0">
            <text:p>-142.0</text:p>
          </table:table-cell>
          <table:table-cell office:value-type="float" office:value="114.0">
            <text:p>114.0</text:p>
          </table:table-cell>
          <table:table-cell office:value-type="float" office:value="-1.0">
            <text:p>-1.0</text:p>
          </table:table-cell>
          <table:table-cell office:value-type="float" office:value="-30.9634">
            <text:p>-30.9634</text:p>
          </table:table-cell>
          <table:table-cell office:value-type="float" office:value="0.6834">
            <text:p>0.6834</text:p>
          </table:table-cell>
          <table:table-cell office:value-type="float" office:value="0.6834">
            <text:p>0.6834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25826">
            <text:p>OS-25826</text:p>
          </table:table-cell>
          <table:table-cell office:value-type="float" office:value="38.031">
            <text:p>38.031</text:p>
          </table:table-cell>
          <table:table-cell office:value-type="float" office:value="-76.215">
            <text:p>-76.215</text:p>
          </table:table-cell>
          <table:table-cell office:value-type="float" office:value="4590.0">
            <text:p>4590.0</text:p>
          </table:table-cell>
          <table:table-cell office:value-type="float" office:value="55.0">
            <text:p>55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42.0">
            <text:p>-142.0</text:p>
          </table:table-cell>
          <table:table-cell office:value-type="float" office:value="114.0">
            <text:p>114.0</text:p>
          </table:table-cell>
          <table:table-cell office:value-type="float" office:value="-1.0">
            <text:p>-1.0</text:p>
          </table:table-cell>
          <table:table-cell office:value-type="float" office:value="-28.8309">
            <text:p>-28.8309</text:p>
          </table:table-cell>
          <table:table-cell office:value-type="float" office:value="0.6809">
            <text:p>0.6809</text:p>
          </table:table-cell>
          <table:table-cell office:value-type="float" office:value="0.6809">
            <text:p>0.6809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21671">
            <text:p>OS-21671</text:p>
          </table:table-cell>
          <table:table-cell office:value-type="float" office:value="38.031">
            <text:p>38.031</text:p>
          </table:table-cell>
          <table:table-cell office:value-type="float" office:value="-76.215">
            <text:p>-76.215</text:p>
          </table:table-cell>
          <table:table-cell office:value-type="float" office:value="4470.0">
            <text:p>4470.0</text:p>
          </table:table-cell>
          <table:table-cell office:value-type="float" office:value="45.0">
            <text:p>45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42.0">
            <text:p>-142.0</text:p>
          </table:table-cell>
          <table:table-cell office:value-type="float" office:value="114.0">
            <text:p>114.0</text:p>
          </table:table-cell>
          <table:table-cell office:value-type="float" office:value="-1.0">
            <text:p>-1.0</text:p>
          </table:table-cell>
          <table:table-cell office:value-type="float" office:value="-27.6898">
            <text:p>-27.6898</text:p>
          </table:table-cell>
          <table:table-cell office:value-type="float" office:value="0.6798">
            <text:p>0.6798</text:p>
          </table:table-cell>
          <table:table-cell office:value-type="float" office:value="0.6798">
            <text:p>0.6798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21670">
            <text:p>OS-21670</text:p>
          </table:table-cell>
          <table:table-cell office:value-type="float" office:value="38.031">
            <text:p>38.031</text:p>
          </table:table-cell>
          <table:table-cell office:value-type="float" office:value="-76.215">
            <text:p>-76.215</text:p>
          </table:table-cell>
          <table:table-cell office:value-type="float" office:value="4100.0">
            <text:p>4100.0</text:p>
          </table:table-cell>
          <table:table-cell office:value-type="float" office:value="45.0">
            <text:p>45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42.0">
            <text:p>-142.0</text:p>
          </table:table-cell>
          <table:table-cell office:value-type="float" office:value="114.0">
            <text:p>114.0</text:p>
          </table:table-cell>
          <table:table-cell office:value-type="float" office:value="-1.0">
            <text:p>-1.0</text:p>
          </table:table-cell>
          <table:table-cell office:value-type="float" office:value="-25.8285">
            <text:p>-25.8285</text:p>
          </table:table-cell>
          <table:table-cell office:value-type="float" office:value="0.6785">
            <text:p>0.6785</text:p>
          </table:table-cell>
          <table:table-cell office:value-type="float" office:value="0.6785">
            <text:p>0.6785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21669">
            <text:p>OS-21669</text:p>
          </table:table-cell>
          <table:table-cell office:value-type="float" office:value="38.053">
            <text:p>38.053</text:p>
          </table:table-cell>
          <table:table-cell office:value-type="float" office:value="-76.221">
            <text:p>-76.221</text:p>
          </table:table-cell>
          <table:table-cell office:value-type="float" office:value="9350.0">
            <text:p>9350.0</text:p>
          </table:table-cell>
          <table:table-cell office:value-type="float" office:value="70.0">
            <text:p>7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42.0">
            <text:p>-142.0</text:p>
          </table:table-cell>
          <table:table-cell office:value-type="float" office:value="114.0">
            <text:p>114.0</text:p>
          </table:table-cell>
          <table:table-cell office:value-type="float" office:value="-1.0">
            <text:p>-1.0</text:p>
          </table:table-cell>
          <table:table-cell office:value-type="float" office:value="-22.72">
            <text:p>-22.72</text:p>
          </table:table-cell>
          <table:table-cell office:value-type="float" office:value="0.68">
            <text:p>0.68</text:p>
          </table:table-cell>
          <table:table-cell office:value-type="float" office:value="0.68">
            <text:p>0.68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21667">
            <text:p>OS-21667</text:p>
          </table:table-cell>
          <table:table-cell office:value-type="float" office:value="38.031">
            <text:p>38.031</text:p>
          </table:table-cell>
          <table:table-cell office:value-type="float" office:value="-76.215">
            <text:p>-76.215</text:p>
          </table:table-cell>
          <table:table-cell office:value-type="float" office:value="7080.0">
            <text:p>7080.0</text:p>
          </table:table-cell>
          <table:table-cell office:value-type="float" office:value="60.0">
            <text:p>6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42.0">
            <text:p>-142.0</text:p>
          </table:table-cell>
          <table:table-cell office:value-type="float" office:value="114.0">
            <text:p>114.0</text:p>
          </table:table-cell>
          <table:table-cell office:value-type="float" office:value="-1.0">
            <text:p>-1.0</text:p>
          </table:table-cell>
          <table:table-cell office:value-type="float" office:value="-31.8847">
            <text:p>-31.8847</text:p>
          </table:table-cell>
          <table:table-cell office:value-type="float" office:value="0.6847">
            <text:p>0.6847</text:p>
          </table:table-cell>
          <table:table-cell office:value-type="float" office:value="0.6847">
            <text:p>0.6847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21262">
            <text:p>OS-21262</text:p>
          </table:table-cell>
          <table:table-cell office:value-type="float" office:value="38.878">
            <text:p>38.878</text:p>
          </table:table-cell>
          <table:table-cell office:value-type="float" office:value="-76.441">
            <text:p>-76.441</text:p>
          </table:table-cell>
          <table:table-cell office:value-type="float" office:value="2780.0">
            <text:p>2780.0</text:p>
          </table:table-cell>
          <table:table-cell office:value-type="float" office:value="75.0">
            <text:p>75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42.0">
            <text:p>-142.0</text:p>
          </table:table-cell>
          <table:table-cell office:value-type="float" office:value="114.0">
            <text:p>114.0</text:p>
          </table:table-cell>
          <table:table-cell office:value-type="float" office:value="-1.0">
            <text:p>-1.0</text:p>
          </table:table-cell>
          <table:table-cell office:value-type="float" office:value="-12.4689">
            <text:p>-12.4689</text:p>
          </table:table-cell>
          <table:table-cell office:value-type="float" office:value="0.6589">
            <text:p>0.6589</text:p>
          </table:table-cell>
          <table:table-cell office:value-type="float" office:value="0.6589">
            <text:p>0.6589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21233">
            <text:p>OS-21233</text:p>
          </table:table-cell>
          <table:table-cell office:value-type="float" office:value="38.887">
            <text:p>38.887</text:p>
          </table:table-cell>
          <table:table-cell office:value-type="float" office:value="-76.392">
            <text:p>-76.392</text:p>
          </table:table-cell>
          <table:table-cell office:value-type="float" office:value="5980.0">
            <text:p>5980.0</text:p>
          </table:table-cell>
          <table:table-cell office:value-type="float" office:value="40.0">
            <text:p>4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42.0">
            <text:p>-142.0</text:p>
          </table:table-cell>
          <table:table-cell office:value-type="float" office:value="114.0">
            <text:p>114.0</text:p>
          </table:table-cell>
          <table:table-cell office:value-type="float" office:value="-1.0">
            <text:p>-1.0</text:p>
          </table:table-cell>
          <table:table-cell office:value-type="float" office:value="-39.1385">
            <text:p>-39.1385</text:p>
          </table:table-cell>
          <table:table-cell office:value-type="float" office:value="0.6685">
            <text:p>0.6685</text:p>
          </table:table-cell>
          <table:table-cell office:value-type="float" office:value="0.6685">
            <text:p>0.6685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15674">
            <text:p>OS-15674</text:p>
          </table:table-cell>
          <table:table-cell office:value-type="float" office:value="38.544">
            <text:p>38.544</text:p>
          </table:table-cell>
          <table:table-cell office:value-type="float" office:value="-76.427">
            <text:p>-76.427</text:p>
          </table:table-cell>
          <table:table-cell office:value-type="float" office:value="1010.0">
            <text:p>1010.0</text:p>
          </table:table-cell>
          <table:table-cell office:value-type="float" office:value="85.0">
            <text:p>85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42.0">
            <text:p>-142.0</text:p>
          </table:table-cell>
          <table:table-cell office:value-type="float" office:value="114.0">
            <text:p>114.0</text:p>
          </table:table-cell>
          <table:table-cell office:value-type="float" office:value="-1.0">
            <text:p>-1.0</text:p>
          </table:table-cell>
          <table:table-cell office:value-type="float" office:value="-25.6276">
            <text:p>-25.6276</text:p>
          </table:table-cell>
          <table:table-cell office:value-type="float" office:value="0.6676">
            <text:p>0.6676</text:p>
          </table:table-cell>
          <table:table-cell office:value-type="float" office:value="0.6676">
            <text:p>0.6676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20055">
            <text:p>OS-20055</text:p>
          </table:table-cell>
          <table:table-cell office:value-type="float" office:value="38.879">
            <text:p>38.879</text:p>
          </table:table-cell>
          <table:table-cell office:value-type="float" office:value="-76.44">
            <text:p>-76.44</text:p>
          </table:table-cell>
          <table:table-cell office:value-type="float" office:value="6060.0">
            <text:p>6060.0</text:p>
          </table:table-cell>
          <table:table-cell office:value-type="float" office:value="55.0">
            <text:p>55.0</text:p>
          </table:table-cell>
          <table:table-cell office:value-type="string" office:value="Oyster">
            <text:p>Oyster</text:p>
          </table:table-cell>
          <table:table-cell office:value-type="string" office:value="marine">
            <text:p>marine</text:p>
          </table:table-cell>
          <table:table-cell office:value-type="float" office:value="-142.0">
            <text:p>-142.0</text:p>
          </table:table-cell>
          <table:table-cell office:value-type="float" office:value="114.0">
            <text:p>114.0</text:p>
          </table:table-cell>
          <table:table-cell office:value-type="float" office:value="-1.0">
            <text:p>-1.0</text:p>
          </table:table-cell>
          <table:table-cell office:value-type="float" office:value="-15.33">
            <text:p>-15.33</text:p>
          </table:table-cell>
          <table:table-cell office:value-type="float" office:value="0.77">
            <text:p>0.77</text:p>
          </table:table-cell>
          <table:table-cell office:value-type="float" office:value="0.77">
            <text:p>0.77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18412">
            <text:p>OS-18412</text:p>
          </table:table-cell>
          <table:table-cell office:value-type="float" office:value="38.878">
            <text:p>38.878</text:p>
          </table:table-cell>
          <table:table-cell office:value-type="float" office:value="-76.446">
            <text:p>-76.446</text:p>
          </table:table-cell>
          <table:table-cell office:value-type="float" office:value="1400.0">
            <text:p>1400.0</text:p>
          </table:table-cell>
          <table:table-cell office:value-type="float" office:value="40.0">
            <text:p>4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42.0">
            <text:p>-142.0</text:p>
          </table:table-cell>
          <table:table-cell office:value-type="float" office:value="114.0">
            <text:p>114.0</text:p>
          </table:table-cell>
          <table:table-cell office:value-type="float" office:value="-1.0">
            <text:p>-1.0</text:p>
          </table:table-cell>
          <table:table-cell office:value-type="float" office:value="-9.3184">
            <text:p>-9.3184</text:p>
          </table:table-cell>
          <table:table-cell office:value-type="float" office:value="0.6584">
            <text:p>0.6584</text:p>
          </table:table-cell>
          <table:table-cell office:value-type="float" office:value="0.6584">
            <text:p>0.6584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18413">
            <text:p>OS-18413</text:p>
          </table:table-cell>
          <table:table-cell office:value-type="float" office:value="38.331">
            <text:p>38.331</text:p>
          </table:table-cell>
          <table:table-cell office:value-type="float" office:value="-76.378">
            <text:p>-76.378</text:p>
          </table:table-cell>
          <table:table-cell office:value-type="float" office:value="780.0">
            <text:p>780.0</text:p>
          </table:table-cell>
          <table:table-cell office:value-type="float" office:value="40.0">
            <text:p>4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42.0">
            <text:p>-142.0</text:p>
          </table:table-cell>
          <table:table-cell office:value-type="float" office:value="114.0">
            <text:p>114.0</text:p>
          </table:table-cell>
          <table:table-cell office:value-type="float" office:value="-1.0">
            <text:p>-1.0</text:p>
          </table:table-cell>
          <table:table-cell office:value-type="float" office:value="-9.77">
            <text:p>-9.77</text:p>
          </table:table-cell>
          <table:table-cell office:value-type="float" office:value="0.67">
            <text:p>0.67</text:p>
          </table:table-cell>
          <table:table-cell office:value-type="float" office:value="0.67">
            <text:p>0.67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18523">
            <text:p>OS-18523</text:p>
          </table:table-cell>
          <table:table-cell office:value-type="float" office:value="38.878">
            <text:p>38.878</text:p>
          </table:table-cell>
          <table:table-cell office:value-type="float" office:value="-76.446">
            <text:p>-76.446</text:p>
          </table:table-cell>
          <table:table-cell office:value-type="float" office:value="1880.0">
            <text:p>1880.0</text:p>
          </table:table-cell>
          <table:table-cell office:value-type="float" office:value="35.0">
            <text:p>35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42.0">
            <text:p>-142.0</text:p>
          </table:table-cell>
          <table:table-cell office:value-type="float" office:value="114.0">
            <text:p>114.0</text:p>
          </table:table-cell>
          <table:table-cell office:value-type="float" office:value="-1.0">
            <text:p>-1.0</text:p>
          </table:table-cell>
          <table:table-cell office:value-type="float" office:value="-10.5392">
            <text:p>-10.5392</text:p>
          </table:table-cell>
          <table:table-cell office:value-type="float" office:value="0.6592">
            <text:p>0.6592</text:p>
          </table:table-cell>
          <table:table-cell office:value-type="float" office:value="0.6592">
            <text:p>0.6592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18524">
            <text:p>OS-18524</text:p>
          </table:table-cell>
          <table:table-cell office:value-type="float" office:value="38.878">
            <text:p>38.878</text:p>
          </table:table-cell>
          <table:table-cell office:value-type="float" office:value="-76.446">
            <text:p>-76.446</text:p>
          </table:table-cell>
          <table:table-cell office:value-type="float" office:value="1750.0">
            <text:p>1750.0</text:p>
          </table:table-cell>
          <table:table-cell office:value-type="float" office:value="35.0">
            <text:p>35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42.0">
            <text:p>-142.0</text:p>
          </table:table-cell>
          <table:table-cell office:value-type="float" office:value="114.0">
            <text:p>114.0</text:p>
          </table:table-cell>
          <table:table-cell office:value-type="float" office:value="-1.0">
            <text:p>-1.0</text:p>
          </table:table-cell>
          <table:table-cell office:value-type="float" office:value="-10.1785">
            <text:p>-10.1785</text:p>
          </table:table-cell>
          <table:table-cell office:value-type="float" office:value="0.6585">
            <text:p>0.6585</text:p>
          </table:table-cell>
          <table:table-cell office:value-type="float" office:value="0.6585">
            <text:p>0.6585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18526">
            <text:p>OS-18526</text:p>
          </table:table-cell>
          <table:table-cell office:value-type="float" office:value="38.878">
            <text:p>38.878</text:p>
          </table:table-cell>
          <table:table-cell office:value-type="float" office:value="-76.446">
            <text:p>-76.446</text:p>
          </table:table-cell>
          <table:table-cell office:value-type="float" office:value="2290.0">
            <text:p>2290.0</text:p>
          </table:table-cell>
          <table:table-cell office:value-type="float" office:value="35.0">
            <text:p>35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42.0">
            <text:p>-142.0</text:p>
          </table:table-cell>
          <table:table-cell office:value-type="float" office:value="114.0">
            <text:p>114.0</text:p>
          </table:table-cell>
          <table:table-cell office:value-type="float" office:value="-1.0">
            <text:p>-1.0</text:p>
          </table:table-cell>
          <table:table-cell office:value-type="float" office:value="-11.9212">
            <text:p>-11.9212</text:p>
          </table:table-cell>
          <table:table-cell office:value-type="float" office:value="0.6612">
            <text:p>0.6612</text:p>
          </table:table-cell>
          <table:table-cell office:value-type="float" office:value="0.6612">
            <text:p>0.6612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18527">
            <text:p>OS-18527</text:p>
          </table:table-cell>
          <table:table-cell office:value-type="float" office:value="38.878">
            <text:p>38.878</text:p>
          </table:table-cell>
          <table:table-cell office:value-type="float" office:value="-76.446">
            <text:p>-76.446</text:p>
          </table:table-cell>
          <table:table-cell office:value-type="float" office:value="2050.0">
            <text:p>2050.0</text:p>
          </table:table-cell>
          <table:table-cell office:value-type="float" office:value="45.0">
            <text:p>45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42.0">
            <text:p>-142.0</text:p>
          </table:table-cell>
          <table:table-cell office:value-type="float" office:value="114.0">
            <text:p>114.0</text:p>
          </table:table-cell>
          <table:table-cell office:value-type="float" office:value="-1.0">
            <text:p>-1.0</text:p>
          </table:table-cell>
          <table:table-cell office:value-type="float" office:value="-11.2509">
            <text:p>-11.2509</text:p>
          </table:table-cell>
          <table:table-cell office:value-type="float" office:value="0.6609">
            <text:p>0.6609</text:p>
          </table:table-cell>
          <table:table-cell office:value-type="float" office:value="0.6609">
            <text:p>0.6609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18528">
            <text:p>OS-18528</text:p>
          </table:table-cell>
          <table:table-cell office:value-type="float" office:value="38.878">
            <text:p>38.878</text:p>
          </table:table-cell>
          <table:table-cell office:value-type="float" office:value="-76.446">
            <text:p>-76.446</text:p>
          </table:table-cell>
          <table:table-cell office:value-type="float" office:value="1520.0">
            <text:p>1520.0</text:p>
          </table:table-cell>
          <table:table-cell office:value-type="float" office:value="40.0">
            <text:p>4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42.0">
            <text:p>-142.0</text:p>
          </table:table-cell>
          <table:table-cell office:value-type="float" office:value="114.0">
            <text:p>114.0</text:p>
          </table:table-cell>
          <table:table-cell office:value-type="float" office:value="-1.0">
            <text:p>-1.0</text:p>
          </table:table-cell>
          <table:table-cell office:value-type="float" office:value="-9.5178">
            <text:p>-9.5178</text:p>
          </table:table-cell>
          <table:table-cell office:value-type="float" office:value="0.6578">
            <text:p>0.6578</text:p>
          </table:table-cell>
          <table:table-cell office:value-type="float" office:value="0.6578">
            <text:p>0.6578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18529">
            <text:p>OS-18529</text:p>
          </table:table-cell>
          <table:table-cell office:value-type="float" office:value="38.878">
            <text:p>38.878</text:p>
          </table:table-cell>
          <table:table-cell office:value-type="float" office:value="-76.446">
            <text:p>-76.446</text:p>
          </table:table-cell>
          <table:table-cell office:value-type="float" office:value="2230.0">
            <text:p>2230.0</text:p>
          </table:table-cell>
          <table:table-cell office:value-type="float" office:value="50.0">
            <text:p>5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42.0">
            <text:p>-142.0</text:p>
          </table:table-cell>
          <table:table-cell office:value-type="float" office:value="114.0">
            <text:p>114.0</text:p>
          </table:table-cell>
          <table:table-cell office:value-type="float" office:value="-1.0">
            <text:p>-1.0</text:p>
          </table:table-cell>
          <table:table-cell office:value-type="float" office:value="-11.7011">
            <text:p>-11.7011</text:p>
          </table:table-cell>
          <table:table-cell office:value-type="float" office:value="0.6611">
            <text:p>0.6611</text:p>
          </table:table-cell>
          <table:table-cell office:value-type="float" office:value="0.6611">
            <text:p>0.6611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18532">
            <text:p>OS-18532</text:p>
          </table:table-cell>
          <table:table-cell office:value-type="float" office:value="38.538">
            <text:p>38.538</text:p>
          </table:table-cell>
          <table:table-cell office:value-type="float" office:value="-76.43">
            <text:p>-76.43</text:p>
          </table:table-cell>
          <table:table-cell office:value-type="float" office:value="535.0">
            <text:p>535.0</text:p>
          </table:table-cell>
          <table:table-cell office:value-type="float" office:value="35.0">
            <text:p>35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42.0">
            <text:p>-142.0</text:p>
          </table:table-cell>
          <table:table-cell office:value-type="float" office:value="114.0">
            <text:p>114.0</text:p>
          </table:table-cell>
          <table:table-cell office:value-type="float" office:value="-1.0">
            <text:p>-1.0</text:p>
          </table:table-cell>
          <table:table-cell office:value-type="float" office:value="-23.8777">
            <text:p>-23.8777</text:p>
          </table:table-cell>
          <table:table-cell office:value-type="float" office:value="0.6677">
            <text:p>0.6677</text:p>
          </table:table-cell>
          <table:table-cell office:value-type="float" office:value="0.6677">
            <text:p>0.6677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18533">
            <text:p>OS-18533</text:p>
          </table:table-cell>
          <table:table-cell office:value-type="float" office:value="38.538">
            <text:p>38.538</text:p>
          </table:table-cell>
          <table:table-cell office:value-type="float" office:value="-76.43">
            <text:p>-76.43</text:p>
          </table:table-cell>
          <table:table-cell office:value-type="float" office:value="3030.0">
            <text:p>3030.0</text:p>
          </table:table-cell>
          <table:table-cell office:value-type="float" office:value="35.0">
            <text:p>35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42.0">
            <text:p>-142.0</text:p>
          </table:table-cell>
          <table:table-cell office:value-type="float" office:value="114.0">
            <text:p>114.0</text:p>
          </table:table-cell>
          <table:table-cell office:value-type="float" office:value="-1.0">
            <text:p>-1.0</text:p>
          </table:table-cell>
          <table:table-cell office:value-type="float" office:value="-26.1385">
            <text:p>-26.1385</text:p>
          </table:table-cell>
          <table:table-cell office:value-type="float" office:value="0.6685">
            <text:p>0.6685</text:p>
          </table:table-cell>
          <table:table-cell office:value-type="float" office:value="0.6685">
            <text:p>0.6685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18534">
            <text:p>OS-18534</text:p>
          </table:table-cell>
          <table:table-cell office:value-type="float" office:value="38.331">
            <text:p>38.331</text:p>
          </table:table-cell>
          <table:table-cell office:value-type="float" office:value="-76.378">
            <text:p>-76.378</text:p>
          </table:table-cell>
          <table:table-cell office:value-type="float" office:value="1210.0">
            <text:p>1210.0</text:p>
          </table:table-cell>
          <table:table-cell office:value-type="float" office:value="45.0">
            <text:p>45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42.0">
            <text:p>-142.0</text:p>
          </table:table-cell>
          <table:table-cell office:value-type="float" office:value="114.0">
            <text:p>114.0</text:p>
          </table:table-cell>
          <table:table-cell office:value-type="float" office:value="-1.0">
            <text:p>-1.0</text:p>
          </table:table-cell>
          <table:table-cell office:value-type="float" office:value="-11.3178">
            <text:p>-11.3178</text:p>
          </table:table-cell>
          <table:table-cell office:value-type="float" office:value="0.6678">
            <text:p>0.6678</text:p>
          </table:table-cell>
          <table:table-cell office:value-type="float" office:value="0.6678">
            <text:p>0.6678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18535">
            <text:p>OS-18535</text:p>
          </table:table-cell>
          <table:table-cell office:value-type="float" office:value="38.331">
            <text:p>38.331</text:p>
          </table:table-cell>
          <table:table-cell office:value-type="float" office:value="-76.378">
            <text:p>-76.378</text:p>
          </table:table-cell>
          <table:table-cell office:value-type="float" office:value="580.0">
            <text:p>580.0</text:p>
          </table:table-cell>
          <table:table-cell office:value-type="float" office:value="35.0">
            <text:p>35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42.0">
            <text:p>-142.0</text:p>
          </table:table-cell>
          <table:table-cell office:value-type="float" office:value="114.0">
            <text:p>114.0</text:p>
          </table:table-cell>
          <table:table-cell office:value-type="float" office:value="-1.0">
            <text:p>-1.0</text:p>
          </table:table-cell>
          <table:table-cell office:value-type="float" office:value="-10.2676">
            <text:p>-10.2676</text:p>
          </table:table-cell>
          <table:table-cell office:value-type="float" office:value="0.6676">
            <text:p>0.6676</text:p>
          </table:table-cell>
          <table:table-cell office:value-type="float" office:value="0.6676">
            <text:p>0.6676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20054">
            <text:p>OS-20054</text:p>
          </table:table-cell>
          <table:table-cell office:value-type="float" office:value="38.879">
            <text:p>38.879</text:p>
          </table:table-cell>
          <table:table-cell office:value-type="float" office:value="-76.44">
            <text:p>-76.44</text:p>
          </table:table-cell>
          <table:table-cell office:value-type="float" office:value="5240.0">
            <text:p>5240.0</text:p>
          </table:table-cell>
          <table:table-cell office:value-type="float" office:value="55.0">
            <text:p>55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42.0">
            <text:p>-142.0</text:p>
          </table:table-cell>
          <table:table-cell office:value-type="float" office:value="114.0">
            <text:p>114.0</text:p>
          </table:table-cell>
          <table:table-cell office:value-type="float" office:value="-1.0">
            <text:p>-1.0</text:p>
          </table:table-cell>
          <table:table-cell office:value-type="float" office:value="-14.7522">
            <text:p>-14.7522</text:p>
          </table:table-cell>
          <table:table-cell office:value-type="float" office:value="0.7722">
            <text:p>0.7722</text:p>
          </table:table-cell>
          <table:table-cell office:value-type="float" office:value="0.7722">
            <text:p>0.7722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20053">
            <text:p>OS-20053</text:p>
          </table:table-cell>
          <table:table-cell office:value-type="float" office:value="38.879">
            <text:p>38.879</text:p>
          </table:table-cell>
          <table:table-cell office:value-type="float" office:value="-76.44">
            <text:p>-76.44</text:p>
          </table:table-cell>
          <table:table-cell office:value-type="float" office:value="5340.0">
            <text:p>5340.0</text:p>
          </table:table-cell>
          <table:table-cell office:value-type="float" office:value="40.0">
            <text:p>40.0</text:p>
          </table:table-cell>
          <table:table-cell office:value-type="string" office:value="Oyster">
            <text:p>Oyster</text:p>
          </table:table-cell>
          <table:table-cell office:value-type="string" office:value="marine">
            <text:p>marine</text:p>
          </table:table-cell>
          <table:table-cell office:value-type="float" office:value="-142.0">
            <text:p>-142.0</text:p>
          </table:table-cell>
          <table:table-cell office:value-type="float" office:value="114.0">
            <text:p>114.0</text:p>
          </table:table-cell>
          <table:table-cell office:value-type="float" office:value="-1.0">
            <text:p>-1.0</text:p>
          </table:table-cell>
          <table:table-cell office:value-type="float" office:value="-14.7522">
            <text:p>-14.7522</text:p>
          </table:table-cell>
          <table:table-cell office:value-type="float" office:value="0.7722">
            <text:p>0.7722</text:p>
          </table:table-cell>
          <table:table-cell office:value-type="float" office:value="0.7722">
            <text:p>0.7722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18660">
            <text:p>OS-18660</text:p>
          </table:table-cell>
          <table:table-cell office:value-type="float" office:value="38.538">
            <text:p>38.538</text:p>
          </table:table-cell>
          <table:table-cell office:value-type="float" office:value="-76.43">
            <text:p>-76.43</text:p>
          </table:table-cell>
          <table:table-cell office:value-type="float" office:value="815.0">
            <text:p>815.0</text:p>
          </table:table-cell>
          <table:table-cell office:value-type="float" office:value="45.0">
            <text:p>45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42.0">
            <text:p>-142.0</text:p>
          </table:table-cell>
          <table:table-cell office:value-type="float" office:value="114.0">
            <text:p>114.0</text:p>
          </table:table-cell>
          <table:table-cell office:value-type="float" office:value="-1.0">
            <text:p>-1.0</text:p>
          </table:table-cell>
          <table:table-cell office:value-type="float" office:value="-24.1977">
            <text:p>-24.1977</text:p>
          </table:table-cell>
          <table:table-cell office:value-type="float" office:value="0.6677">
            <text:p>0.6677</text:p>
          </table:table-cell>
          <table:table-cell office:value-type="float" office:value="0.6677">
            <text:p>0.6677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18661">
            <text:p>OS-18661</text:p>
          </table:table-cell>
          <table:table-cell office:value-type="float" office:value="38.331">
            <text:p>38.331</text:p>
          </table:table-cell>
          <table:table-cell office:value-type="float" office:value="-76.378">
            <text:p>-76.378</text:p>
          </table:table-cell>
          <table:table-cell office:value-type="float" office:value="905.0">
            <text:p>905.0</text:p>
          </table:table-cell>
          <table:table-cell office:value-type="float" office:value="60.0">
            <text:p>6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42.0">
            <text:p>-142.0</text:p>
          </table:table-cell>
          <table:table-cell office:value-type="float" office:value="114.0">
            <text:p>114.0</text:p>
          </table:table-cell>
          <table:table-cell office:value-type="float" office:value="-1.0">
            <text:p>-1.0</text:p>
          </table:table-cell>
          <table:table-cell office:value-type="float" office:value="-10.3976">
            <text:p>-10.3976</text:p>
          </table:table-cell>
          <table:table-cell office:value-type="float" office:value="0.6676">
            <text:p>0.6676</text:p>
          </table:table-cell>
          <table:table-cell office:value-type="float" office:value="0.6676">
            <text:p>0.6676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18662">
            <text:p>OS-18662</text:p>
          </table:table-cell>
          <table:table-cell office:value-type="float" office:value="38.538">
            <text:p>38.538</text:p>
          </table:table-cell>
          <table:table-cell office:value-type="float" office:value="-76.43">
            <text:p>-76.43</text:p>
          </table:table-cell>
          <table:table-cell office:value-type="float" office:value="3360.0">
            <text:p>3360.0</text:p>
          </table:table-cell>
          <table:table-cell office:value-type="float" office:value="100.0">
            <text:p>10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42.0">
            <text:p>-142.0</text:p>
          </table:table-cell>
          <table:table-cell office:value-type="float" office:value="114.0">
            <text:p>114.0</text:p>
          </table:table-cell>
          <table:table-cell office:value-type="float" office:value="-1.0">
            <text:p>-1.0</text:p>
          </table:table-cell>
          <table:table-cell office:value-type="float" office:value="-26.8789">
            <text:p>-26.8789</text:p>
          </table:table-cell>
          <table:table-cell office:value-type="float" office:value="0.6689">
            <text:p>0.6689</text:p>
          </table:table-cell>
          <table:table-cell office:value-type="float" office:value="0.6689">
            <text:p>0.6689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18900">
            <text:p>OS-18900</text:p>
          </table:table-cell>
          <table:table-cell office:value-type="float" office:value="38.878">
            <text:p>38.878</text:p>
          </table:table-cell>
          <table:table-cell office:value-type="float" office:value="-76.446">
            <text:p>-76.446</text:p>
          </table:table-cell>
          <table:table-cell office:value-type="float" office:value="1260.0">
            <text:p>1260.0</text:p>
          </table:table-cell>
          <table:table-cell office:value-type="float" office:value="30.0">
            <text:p>3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42.0">
            <text:p>-142.0</text:p>
          </table:table-cell>
          <table:table-cell office:value-type="float" office:value="114.0">
            <text:p>114.0</text:p>
          </table:table-cell>
          <table:table-cell office:value-type="float" office:value="-1.0">
            <text:p>-1.0</text:p>
          </table:table-cell>
          <table:table-cell office:value-type="float" office:value="-9.278">
            <text:p>-9.278</text:p>
          </table:table-cell>
          <table:table-cell office:value-type="float" office:value="0.658">
            <text:p>0.658</text:p>
          </table:table-cell>
          <table:table-cell office:value-type="float" office:value="0.658">
            <text:p>0.658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18901">
            <text:p>OS-18901</text:p>
          </table:table-cell>
          <table:table-cell office:value-type="float" office:value="38.878">
            <text:p>38.878</text:p>
          </table:table-cell>
          <table:table-cell office:value-type="float" office:value="-76.446">
            <text:p>-76.446</text:p>
          </table:table-cell>
          <table:table-cell office:value-type="float" office:value="2030.0">
            <text:p>2030.0</text:p>
          </table:table-cell>
          <table:table-cell office:value-type="float" office:value="35.0">
            <text:p>35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42.0">
            <text:p>-142.0</text:p>
          </table:table-cell>
          <table:table-cell office:value-type="float" office:value="114.0">
            <text:p>114.0</text:p>
          </table:table-cell>
          <table:table-cell office:value-type="float" office:value="-1.0">
            <text:p>-1.0</text:p>
          </table:table-cell>
          <table:table-cell office:value-type="float" office:value="-11.331">
            <text:p>-11.331</text:p>
          </table:table-cell>
          <table:table-cell office:value-type="float" office:value="0.661">
            <text:p>0.661</text:p>
          </table:table-cell>
          <table:table-cell office:value-type="float" office:value="0.661">
            <text:p>0.661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18902">
            <text:p>OS-18902</text:p>
          </table:table-cell>
          <table:table-cell office:value-type="float" office:value="38.878">
            <text:p>38.878</text:p>
          </table:table-cell>
          <table:table-cell office:value-type="float" office:value="-76.446">
            <text:p>-76.446</text:p>
          </table:table-cell>
          <table:table-cell office:value-type="float" office:value="1970.0">
            <text:p>1970.0</text:p>
          </table:table-cell>
          <table:table-cell office:value-type="float" office:value="30.0">
            <text:p>3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42.0">
            <text:p>-142.0</text:p>
          </table:table-cell>
          <table:table-cell office:value-type="float" office:value="114.0">
            <text:p>114.0</text:p>
          </table:table-cell>
          <table:table-cell office:value-type="float" office:value="-1.0">
            <text:p>-1.0</text:p>
          </table:table-cell>
          <table:table-cell office:value-type="float" office:value="-10.9408">
            <text:p>-10.9408</text:p>
          </table:table-cell>
          <table:table-cell office:value-type="float" office:value="0.6608">
            <text:p>0.6608</text:p>
          </table:table-cell>
          <table:table-cell office:value-type="float" office:value="0.6608">
            <text:p>0.6608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19212">
            <text:p>OS-19212</text:p>
          </table:table-cell>
          <table:table-cell office:value-type="float" office:value="38.887">
            <text:p>38.887</text:p>
          </table:table-cell>
          <table:table-cell office:value-type="float" office:value="-76.392">
            <text:p>-76.392</text:p>
          </table:table-cell>
          <table:table-cell office:value-type="float" office:value="325.0">
            <text:p>325.0</text:p>
          </table:table-cell>
          <table:table-cell office:value-type="float" office:value="60.0">
            <text:p>6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42.0">
            <text:p>-142.0</text:p>
          </table:table-cell>
          <table:table-cell office:value-type="float" office:value="114.0">
            <text:p>114.0</text:p>
          </table:table-cell>
          <table:table-cell office:value-type="float" office:value="-1.0">
            <text:p>-1.0</text:p>
          </table:table-cell>
          <table:table-cell office:value-type="float" office:value="-28.5578">
            <text:p>-28.5578</text:p>
          </table:table-cell>
          <table:table-cell office:value-type="float" office:value="0.6578">
            <text:p>0.6578</text:p>
          </table:table-cell>
          <table:table-cell office:value-type="float" office:value="0.6578">
            <text:p>0.6578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20052">
            <text:p>OS-20052</text:p>
          </table:table-cell>
          <table:table-cell office:value-type="float" office:value="38.879">
            <text:p>38.879</text:p>
          </table:table-cell>
          <table:table-cell office:value-type="float" office:value="-76.44">
            <text:p>-76.44</text:p>
          </table:table-cell>
          <table:table-cell office:value-type="float" office:value="4410.0">
            <text:p>4410.0</text:p>
          </table:table-cell>
          <table:table-cell office:value-type="float" office:value="45.0">
            <text:p>45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42.0">
            <text:p>-142.0</text:p>
          </table:table-cell>
          <table:table-cell office:value-type="float" office:value="114.0">
            <text:p>114.0</text:p>
          </table:table-cell>
          <table:table-cell office:value-type="float" office:value="-1.0">
            <text:p>-1.0</text:p>
          </table:table-cell>
          <table:table-cell office:value-type="float" office:value="-14.4019">
            <text:p>-14.4019</text:p>
          </table:table-cell>
          <table:table-cell office:value-type="float" office:value="0.7719">
            <text:p>0.7719</text:p>
          </table:table-cell>
          <table:table-cell office:value-type="float" office:value="0.7719">
            <text:p>0.7719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19940">
            <text:p>OS-19940</text:p>
          </table:table-cell>
          <table:table-cell office:value-type="float" office:value="38.887">
            <text:p>38.887</text:p>
          </table:table-cell>
          <table:table-cell office:value-type="float" office:value="-76.392">
            <text:p>-76.392</text:p>
          </table:table-cell>
          <table:table-cell office:value-type="float" office:value="555.0">
            <text:p>555.0</text:p>
          </table:table-cell>
          <table:table-cell office:value-type="float" office:value="35.0">
            <text:p>35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42.0">
            <text:p>-142.0</text:p>
          </table:table-cell>
          <table:table-cell office:value-type="float" office:value="114.0">
            <text:p>114.0</text:p>
          </table:table-cell>
          <table:table-cell office:value-type="float" office:value="-1.0">
            <text:p>-1.0</text:p>
          </table:table-cell>
          <table:table-cell office:value-type="float" office:value="-29.8782">
            <text:p>-29.8782</text:p>
          </table:table-cell>
          <table:table-cell office:value-type="float" office:value="0.6582">
            <text:p>0.6582</text:p>
          </table:table-cell>
          <table:table-cell office:value-type="float" office:value="0.6582">
            <text:p>0.6582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19508">
            <text:p>OS-19508</text:p>
          </table:table-cell>
          <table:table-cell office:value-type="float" office:value="38.544">
            <text:p>38.544</text:p>
          </table:table-cell>
          <table:table-cell office:value-type="float" office:value="-76.427">
            <text:p>-76.427</text:p>
          </table:table-cell>
          <table:table-cell office:value-type="float" office:value="1050.0">
            <text:p>1050.0</text:p>
          </table:table-cell>
          <table:table-cell office:value-type="float" office:value="180.0">
            <text:p>180.0</text:p>
          </table:table-cell>
          <table:table-cell office:value-type="string" office:value="Forams E.e.">
            <text:p>Forams E.e.</text:p>
          </table:table-cell>
          <table:table-cell office:value-type="string" office:value="marine">
            <text:p>marine</text:p>
          </table:table-cell>
          <table:table-cell office:value-type="float" office:value="-142.0">
            <text:p>-142.0</text:p>
          </table:table-cell>
          <table:table-cell office:value-type="float" office:value="114.0">
            <text:p>114.0</text:p>
          </table:table-cell>
          <table:table-cell office:value-type="float" office:value="-1.0">
            <text:p>-1.0</text:p>
          </table:table-cell>
          <table:table-cell office:value-type="float" office:value="-27.2279">
            <text:p>-27.2279</text:p>
          </table:table-cell>
          <table:table-cell office:value-type="float" office:value="0.6679">
            <text:p>0.6679</text:p>
          </table:table-cell>
          <table:table-cell office:value-type="float" office:value="0.6679">
            <text:p>0.6679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19216">
            <text:p>OS-19216</text:p>
          </table:table-cell>
          <table:table-cell office:value-type="float" office:value="38.887">
            <text:p>38.887</text:p>
          </table:table-cell>
          <table:table-cell office:value-type="float" office:value="-76.392">
            <text:p>-76.392</text:p>
          </table:table-cell>
          <table:table-cell office:value-type="float" office:value="325.0">
            <text:p>325.0</text:p>
          </table:table-cell>
          <table:table-cell office:value-type="float" office:value="30.0">
            <text:p>3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42.0">
            <text:p>-142.0</text:p>
          </table:table-cell>
          <table:table-cell office:value-type="float" office:value="114.0">
            <text:p>114.0</text:p>
          </table:table-cell>
          <table:table-cell office:value-type="float" office:value="-1.0">
            <text:p>-1.0</text:p>
          </table:table-cell>
          <table:table-cell office:value-type="float" office:value="-29.168">
            <text:p>-29.168</text:p>
          </table:table-cell>
          <table:table-cell office:value-type="float" office:value="0.658">
            <text:p>0.658</text:p>
          </table:table-cell>
          <table:table-cell office:value-type="float" office:value="0.658">
            <text:p>0.658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19213">
            <text:p>OS-19213</text:p>
          </table:table-cell>
          <table:table-cell office:value-type="float" office:value="38.887">
            <text:p>38.887</text:p>
          </table:table-cell>
          <table:table-cell office:value-type="float" office:value="-76.392">
            <text:p>-76.392</text:p>
          </table:table-cell>
          <table:table-cell office:value-type="float" office:value="320.0">
            <text:p>320.0</text:p>
          </table:table-cell>
          <table:table-cell office:value-type="float" office:value="60.0">
            <text:p>6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42.0">
            <text:p>-142.0</text:p>
          </table:table-cell>
          <table:table-cell office:value-type="float" office:value="114.0">
            <text:p>114.0</text:p>
          </table:table-cell>
          <table:table-cell office:value-type="float" office:value="-1.0">
            <text:p>-1.0</text:p>
          </table:table-cell>
          <table:table-cell office:value-type="float" office:value="-28.0577">
            <text:p>-28.0577</text:p>
          </table:table-cell>
          <table:table-cell office:value-type="float" office:value="0.6577">
            <text:p>0.6577</text:p>
          </table:table-cell>
          <table:table-cell office:value-type="float" office:value="0.6577">
            <text:p>0.6577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20056">
            <text:p>OS-20056</text:p>
          </table:table-cell>
          <table:table-cell office:value-type="float" office:value="38.878">
            <text:p>38.878</text:p>
          </table:table-cell>
          <table:table-cell office:value-type="float" office:value="-76.441">
            <text:p>-76.441</text:p>
          </table:table-cell>
          <table:table-cell office:value-type="float" office:value="3760.0">
            <text:p>3760.0</text:p>
          </table:table-cell>
          <table:table-cell office:value-type="float" office:value="55.0">
            <text:p>55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42.0">
            <text:p>-142.0</text:p>
          </table:table-cell>
          <table:table-cell office:value-type="float" office:value="114.0">
            <text:p>114.0</text:p>
          </table:table-cell>
          <table:table-cell office:value-type="float" office:value="-1.0">
            <text:p>-1.0</text:p>
          </table:table-cell>
          <table:table-cell office:value-type="float" office:value="-13.8999">
            <text:p>-13.8999</text:p>
          </table:table-cell>
          <table:table-cell office:value-type="float" office:value="0.6599">
            <text:p>0.6599</text:p>
          </table:table-cell>
          <table:table-cell office:value-type="float" office:value="0.6599">
            <text:p>0.6599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18411">
            <text:p>OS-18411</text:p>
          </table:table-cell>
          <table:table-cell office:value-type="float" office:value="38.331">
            <text:p>38.331</text:p>
          </table:table-cell>
          <table:table-cell office:value-type="float" office:value="-76.378">
            <text:p>-76.378</text:p>
          </table:table-cell>
          <table:table-cell office:value-type="float" office:value="750.0">
            <text:p>750.0</text:p>
          </table:table-cell>
          <table:table-cell office:value-type="float" office:value="45.0">
            <text:p>45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42.0">
            <text:p>-142.0</text:p>
          </table:table-cell>
          <table:table-cell office:value-type="float" office:value="114.0">
            <text:p>114.0</text:p>
          </table:table-cell>
          <table:table-cell office:value-type="float" office:value="-1.0">
            <text:p>-1.0</text:p>
          </table:table-cell>
          <table:table-cell office:value-type="float" office:value="-10.0576">
            <text:p>-10.0576</text:p>
          </table:table-cell>
          <table:table-cell office:value-type="float" office:value="0.6676">
            <text:p>0.6676</text:p>
          </table:table-cell>
          <table:table-cell office:value-type="float" office:value="0.6676">
            <text:p>0.6676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18410">
            <text:p>OS-18410</text:p>
          </table:table-cell>
          <table:table-cell office:value-type="float" office:value="38.331">
            <text:p>38.331</text:p>
          </table:table-cell>
          <table:table-cell office:value-type="float" office:value="-76.378">
            <text:p>-76.378</text:p>
          </table:table-cell>
          <table:table-cell office:value-type="float" office:value="675.0">
            <text:p>675.0</text:p>
          </table:table-cell>
          <table:table-cell office:value-type="float" office:value="45.0">
            <text:p>45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42.0">
            <text:p>-142.0</text:p>
          </table:table-cell>
          <table:table-cell office:value-type="float" office:value="114.0">
            <text:p>114.0</text:p>
          </table:table-cell>
          <table:table-cell office:value-type="float" office:value="-1.0">
            <text:p>-1.0</text:p>
          </table:table-cell>
          <table:table-cell office:value-type="float" office:value="-10.3376">
            <text:p>-10.3376</text:p>
          </table:table-cell>
          <table:table-cell office:value-type="float" office:value="0.6676">
            <text:p>0.6676</text:p>
          </table:table-cell>
          <table:table-cell office:value-type="float" office:value="0.6676">
            <text:p>0.6676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18409">
            <text:p>OS-18409</text:p>
          </table:table-cell>
          <table:table-cell office:value-type="float" office:value="38.538">
            <text:p>38.538</text:p>
          </table:table-cell>
          <table:table-cell office:value-type="float" office:value="-76.43">
            <text:p>-76.43</text:p>
          </table:table-cell>
          <table:table-cell office:value-type="float" office:value="625.0">
            <text:p>625.0</text:p>
          </table:table-cell>
          <table:table-cell office:value-type="float" office:value="35.0">
            <text:p>35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42.0">
            <text:p>-142.0</text:p>
          </table:table-cell>
          <table:table-cell office:value-type="float" office:value="114.0">
            <text:p>114.0</text:p>
          </table:table-cell>
          <table:table-cell office:value-type="float" office:value="-1.0">
            <text:p>-1.0</text:p>
          </table:table-cell>
          <table:table-cell office:value-type="float" office:value="-23.1076">
            <text:p>-23.1076</text:p>
          </table:table-cell>
          <table:table-cell office:value-type="float" office:value="0.6676">
            <text:p>0.6676</text:p>
          </table:table-cell>
          <table:table-cell office:value-type="float" office:value="0.6676">
            <text:p>0.6676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15675">
            <text:p>OS-15675</text:p>
          </table:table-cell>
          <table:table-cell office:value-type="float" office:value="38.544">
            <text:p>38.544</text:p>
          </table:table-cell>
          <table:table-cell office:value-type="float" office:value="-76.427">
            <text:p>-76.427</text:p>
          </table:table-cell>
          <table:table-cell office:value-type="float" office:value="1220.0">
            <text:p>1220.0</text:p>
          </table:table-cell>
          <table:table-cell office:value-type="float" office:value="80.0">
            <text:p>80.0</text:p>
          </table:table-cell>
          <table:table-cell office:value-type="string" office:value="Forams">
            <text:p>Forams</text:p>
          </table:table-cell>
          <table:table-cell office:value-type="string" office:value="marine">
            <text:p>marine</text:p>
          </table:table-cell>
          <table:table-cell office:value-type="float" office:value="-142.0">
            <text:p>-142.0</text:p>
          </table:table-cell>
          <table:table-cell office:value-type="float" office:value="114.0">
            <text:p>114.0</text:p>
          </table:table-cell>
          <table:table-cell office:value-type="float" office:value="-1.0">
            <text:p>-1.0</text:p>
          </table:table-cell>
          <table:table-cell office:value-type="float" office:value="-26.3277">
            <text:p>-26.3277</text:p>
          </table:table-cell>
          <table:table-cell office:value-type="float" office:value="0.6677">
            <text:p>0.6677</text:p>
          </table:table-cell>
          <table:table-cell office:value-type="float" office:value="0.6677">
            <text:p>0.6677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15676">
            <text:p>OS-15676</text:p>
          </table:table-cell>
          <table:table-cell office:value-type="float" office:value="38.544">
            <text:p>38.544</text:p>
          </table:table-cell>
          <table:table-cell office:value-type="float" office:value="-76.427">
            <text:p>-76.427</text:p>
          </table:table-cell>
          <table:table-cell office:value-type="float" office:value="605.0">
            <text:p>605.0</text:p>
          </table:table-cell>
          <table:table-cell office:value-type="float" office:value="40.0">
            <text:p>4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42.0">
            <text:p>-142.0</text:p>
          </table:table-cell>
          <table:table-cell office:value-type="float" office:value="114.0">
            <text:p>114.0</text:p>
          </table:table-cell>
          <table:table-cell office:value-type="float" office:value="-1.0">
            <text:p>-1.0</text:p>
          </table:table-cell>
          <table:table-cell office:value-type="float" office:value="-25.7276">
            <text:p>-25.7276</text:p>
          </table:table-cell>
          <table:table-cell office:value-type="float" office:value="0.6676">
            <text:p>0.6676</text:p>
          </table:table-cell>
          <table:table-cell office:value-type="float" office:value="0.6676">
            <text:p>0.6676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15677">
            <text:p>OS-15677</text:p>
          </table:table-cell>
          <table:table-cell office:value-type="float" office:value="38.544">
            <text:p>38.544</text:p>
          </table:table-cell>
          <table:table-cell office:value-type="float" office:value="-76.427">
            <text:p>-76.427</text:p>
          </table:table-cell>
          <table:table-cell office:value-type="float" office:value="1190.0">
            <text:p>1190.0</text:p>
          </table:table-cell>
          <table:table-cell office:value-type="float" office:value="70.0">
            <text:p>70.0</text:p>
          </table:table-cell>
          <table:table-cell office:value-type="string" office:value="Forams">
            <text:p>Forams</text:p>
          </table:table-cell>
          <table:table-cell office:value-type="string" office:value="marine">
            <text:p>marine</text:p>
          </table:table-cell>
          <table:table-cell office:value-type="float" office:value="-142.0">
            <text:p>-142.0</text:p>
          </table:table-cell>
          <table:table-cell office:value-type="float" office:value="114.0">
            <text:p>114.0</text:p>
          </table:table-cell>
          <table:table-cell office:value-type="float" office:value="-1.0">
            <text:p>-1.0</text:p>
          </table:table-cell>
          <table:table-cell office:value-type="float" office:value="-27.2279">
            <text:p>-27.2279</text:p>
          </table:table-cell>
          <table:table-cell office:value-type="float" office:value="0.6679">
            <text:p>0.6679</text:p>
          </table:table-cell>
          <table:table-cell office:value-type="float" office:value="0.6679">
            <text:p>0.6679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15678">
            <text:p>OS-15678</text:p>
          </table:table-cell>
          <table:table-cell office:value-type="float" office:value="38.544">
            <text:p>38.544</text:p>
          </table:table-cell>
          <table:table-cell office:value-type="float" office:value="-76.427">
            <text:p>-76.427</text:p>
          </table:table-cell>
          <table:table-cell office:value-type="float" office:value="1130.0">
            <text:p>1130.0</text:p>
          </table:table-cell>
          <table:table-cell office:value-type="float" office:value="80.0">
            <text:p>80.0</text:p>
          </table:table-cell>
          <table:table-cell office:value-type="string" office:value="Gastropod">
            <text:p>Gastropod</text:p>
          </table:table-cell>
          <table:table-cell office:value-type="string" office:value="marine">
            <text:p>marine</text:p>
          </table:table-cell>
          <table:table-cell office:value-type="float" office:value="-142.0">
            <text:p>-142.0</text:p>
          </table:table-cell>
          <table:table-cell office:value-type="float" office:value="114.0">
            <text:p>114.0</text:p>
          </table:table-cell>
          <table:table-cell office:value-type="float" office:value="-1.0">
            <text:p>-1.0</text:p>
          </table:table-cell>
          <table:table-cell office:value-type="float" office:value="-29.0288">
            <text:p>-29.0288</text:p>
          </table:table-cell>
          <table:table-cell office:value-type="float" office:value="0.6688">
            <text:p>0.6688</text:p>
          </table:table-cell>
          <table:table-cell office:value-type="float" office:value="0.6688">
            <text:p>0.6688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15679">
            <text:p>OS-15679</text:p>
          </table:table-cell>
          <table:table-cell office:value-type="float" office:value="38.028">
            <text:p>38.028</text:p>
          </table:table-cell>
          <table:table-cell office:value-type="float" office:value="-76.22">
            <text:p>-76.22</text:p>
          </table:table-cell>
          <table:table-cell office:value-type="float" office:value="540.0">
            <text:p>540.0</text:p>
          </table:table-cell>
          <table:table-cell office:value-type="float" office:value="30.0">
            <text:p>3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42.0">
            <text:p>-142.0</text:p>
          </table:table-cell>
          <table:table-cell office:value-type="float" office:value="114.0">
            <text:p>114.0</text:p>
          </table:table-cell>
          <table:table-cell office:value-type="float" office:value="-1.0">
            <text:p>-1.0</text:p>
          </table:table-cell>
          <table:table-cell office:value-type="float" office:value="-22.76">
            <text:p>-22.76</text:p>
          </table:table-cell>
          <table:table-cell office:value-type="float" office:value="0.68">
            <text:p>0.68</text:p>
          </table:table-cell>
          <table:table-cell office:value-type="float" office:value="0.68">
            <text:p>0.68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15680">
            <text:p>OS-15680</text:p>
          </table:table-cell>
          <table:table-cell office:value-type="float" office:value="38.028">
            <text:p>38.028</text:p>
          </table:table-cell>
          <table:table-cell office:value-type="float" office:value="-76.22">
            <text:p>-76.22</text:p>
          </table:table-cell>
          <table:table-cell office:value-type="float" office:value="885.0">
            <text:p>885.0</text:p>
          </table:table-cell>
          <table:table-cell office:value-type="float" office:value="35.0">
            <text:p>35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42.0">
            <text:p>-142.0</text:p>
          </table:table-cell>
          <table:table-cell office:value-type="float" office:value="114.0">
            <text:p>114.0</text:p>
          </table:table-cell>
          <table:table-cell office:value-type="float" office:value="-1.0">
            <text:p>-1.0</text:p>
          </table:table-cell>
          <table:table-cell office:value-type="float" office:value="-23.5576">
            <text:p>-23.5576</text:p>
          </table:table-cell>
          <table:table-cell office:value-type="float" office:value="0.6776">
            <text:p>0.6776</text:p>
          </table:table-cell>
          <table:table-cell office:value-type="float" office:value="0.6776">
            <text:p>0.6776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15681">
            <text:p>OS-15681</text:p>
          </table:table-cell>
          <table:table-cell office:value-type="float" office:value="38.028">
            <text:p>38.028</text:p>
          </table:table-cell>
          <table:table-cell office:value-type="float" office:value="-76.22">
            <text:p>-76.22</text:p>
          </table:table-cell>
          <table:table-cell office:value-type="float" office:value="1150.0">
            <text:p>1150.0</text:p>
          </table:table-cell>
          <table:table-cell office:value-type="float" office:value="25.0">
            <text:p>25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42.0">
            <text:p>-142.0</text:p>
          </table:table-cell>
          <table:table-cell office:value-type="float" office:value="114.0">
            <text:p>114.0</text:p>
          </table:table-cell>
          <table:table-cell office:value-type="float" office:value="-1.0">
            <text:p>-1.0</text:p>
          </table:table-cell>
          <table:table-cell office:value-type="float" office:value="-24.0578">
            <text:p>-24.0578</text:p>
          </table:table-cell>
          <table:table-cell office:value-type="float" office:value="0.6778">
            <text:p>0.6778</text:p>
          </table:table-cell>
          <table:table-cell office:value-type="float" office:value="0.6778">
            <text:p>0.6778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15682">
            <text:p>OS-15682</text:p>
          </table:table-cell>
          <table:table-cell office:value-type="float" office:value="38.544">
            <text:p>38.544</text:p>
          </table:table-cell>
          <table:table-cell office:value-type="float" office:value="-76.427">
            <text:p>-76.427</text:p>
          </table:table-cell>
          <table:table-cell office:value-type="float" office:value="2100.0">
            <text:p>2100.0</text:p>
          </table:table-cell>
          <table:table-cell office:value-type="float" office:value="80.0">
            <text:p>8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42.0">
            <text:p>-142.0</text:p>
          </table:table-cell>
          <table:table-cell office:value-type="float" office:value="114.0">
            <text:p>114.0</text:p>
          </table:table-cell>
          <table:table-cell office:value-type="float" office:value="-1.0">
            <text:p>-1.0</text:p>
          </table:table-cell>
          <table:table-cell office:value-type="float" office:value="-27.8282">
            <text:p>-27.8282</text:p>
          </table:table-cell>
          <table:table-cell office:value-type="float" office:value="0.6682">
            <text:p>0.6682</text:p>
          </table:table-cell>
          <table:table-cell office:value-type="float" office:value="0.6682">
            <text:p>0.6682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15683">
            <text:p>OS-15683</text:p>
          </table:table-cell>
          <table:table-cell office:value-type="float" office:value="38.544">
            <text:p>38.544</text:p>
          </table:table-cell>
          <table:table-cell office:value-type="float" office:value="-76.427">
            <text:p>-76.427</text:p>
          </table:table-cell>
          <table:table-cell office:value-type="float" office:value="1200.0">
            <text:p>1200.0</text:p>
          </table:table-cell>
          <table:table-cell office:value-type="float" office:value="75.0">
            <text:p>75.0</text:p>
          </table:table-cell>
          <table:table-cell office:value-type="string" office:value="Forams">
            <text:p>Forams</text:p>
          </table:table-cell>
          <table:table-cell office:value-type="string" office:value="marine">
            <text:p>marine</text:p>
          </table:table-cell>
          <table:table-cell office:value-type="float" office:value="-142.0">
            <text:p>-142.0</text:p>
          </table:table-cell>
          <table:table-cell office:value-type="float" office:value="114.0">
            <text:p>114.0</text:p>
          </table:table-cell>
          <table:table-cell office:value-type="float" office:value="-1.0">
            <text:p>-1.0</text:p>
          </table:table-cell>
          <table:table-cell office:value-type="float" office:value="-26.9478">
            <text:p>-26.9478</text:p>
          </table:table-cell>
          <table:table-cell office:value-type="float" office:value="0.6678">
            <text:p>0.6678</text:p>
          </table:table-cell>
          <table:table-cell office:value-type="float" office:value="0.6678">
            <text:p>0.6678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15684">
            <text:p>OS-15684</text:p>
          </table:table-cell>
          <table:table-cell office:value-type="float" office:value="38.544">
            <text:p>38.544</text:p>
          </table:table-cell>
          <table:table-cell office:value-type="float" office:value="-76.427">
            <text:p>-76.427</text:p>
          </table:table-cell>
          <table:table-cell office:value-type="float" office:value="1310.0">
            <text:p>1310.0</text:p>
          </table:table-cell>
          <table:table-cell office:value-type="float" office:value="80.0">
            <text:p>80.0</text:p>
          </table:table-cell>
          <table:table-cell office:value-type="string" office:value="Forams">
            <text:p>Forams</text:p>
          </table:table-cell>
          <table:table-cell office:value-type="string" office:value="marine">
            <text:p>marine</text:p>
          </table:table-cell>
          <table:table-cell office:value-type="float" office:value="-142.0">
            <text:p>-142.0</text:p>
          </table:table-cell>
          <table:table-cell office:value-type="float" office:value="114.0">
            <text:p>114.0</text:p>
          </table:table-cell>
          <table:table-cell office:value-type="float" office:value="-1.0">
            <text:p>-1.0</text:p>
          </table:table-cell>
          <table:table-cell office:value-type="float" office:value="-26.8278">
            <text:p>-26.8278</text:p>
          </table:table-cell>
          <table:table-cell office:value-type="float" office:value="0.6678">
            <text:p>0.6678</text:p>
          </table:table-cell>
          <table:table-cell office:value-type="float" office:value="0.6678">
            <text:p>0.6678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15686">
            <text:p>OS-15686</text:p>
          </table:table-cell>
          <table:table-cell office:value-type="float" office:value="38.544">
            <text:p>38.544</text:p>
          </table:table-cell>
          <table:table-cell office:value-type="float" office:value="-76.427">
            <text:p>-76.427</text:p>
          </table:table-cell>
          <table:table-cell office:value-type="float" office:value="1290.0">
            <text:p>1290.0</text:p>
          </table:table-cell>
          <table:table-cell office:value-type="float" office:value="75.0">
            <text:p>75.0</text:p>
          </table:table-cell>
          <table:table-cell office:value-type="string" office:value="Forams">
            <text:p>Forams</text:p>
          </table:table-cell>
          <table:table-cell office:value-type="string" office:value="marine">
            <text:p>marine</text:p>
          </table:table-cell>
          <table:table-cell office:value-type="float" office:value="-142.0">
            <text:p>-142.0</text:p>
          </table:table-cell>
          <table:table-cell office:value-type="float" office:value="114.0">
            <text:p>114.0</text:p>
          </table:table-cell>
          <table:table-cell office:value-type="float" office:value="-1.0">
            <text:p>-1.0</text:p>
          </table:table-cell>
          <table:table-cell office:value-type="float" office:value="-28.1283">
            <text:p>-28.1283</text:p>
          </table:table-cell>
          <table:table-cell office:value-type="float" office:value="0.6683">
            <text:p>0.6683</text:p>
          </table:table-cell>
          <table:table-cell office:value-type="float" office:value="0.6683">
            <text:p>0.6683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15687">
            <text:p>OS-15687</text:p>
          </table:table-cell>
          <table:table-cell office:value-type="float" office:value="38.544">
            <text:p>38.544</text:p>
          </table:table-cell>
          <table:table-cell office:value-type="float" office:value="-76.427">
            <text:p>-76.427</text:p>
          </table:table-cell>
          <table:table-cell office:value-type="float" office:value="1850.0">
            <text:p>1850.0</text:p>
          </table:table-cell>
          <table:table-cell office:value-type="float" office:value="80.0">
            <text:p>8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42.0">
            <text:p>-142.0</text:p>
          </table:table-cell>
          <table:table-cell office:value-type="float" office:value="114.0">
            <text:p>114.0</text:p>
          </table:table-cell>
          <table:table-cell office:value-type="float" office:value="-1.0">
            <text:p>-1.0</text:p>
          </table:table-cell>
          <table:table-cell office:value-type="float" office:value="-28.1283">
            <text:p>-28.1283</text:p>
          </table:table-cell>
          <table:table-cell office:value-type="float" office:value="0.6683">
            <text:p>0.6683</text:p>
          </table:table-cell>
          <table:table-cell office:value-type="float" office:value="0.6683">
            <text:p>0.6683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15689">
            <text:p>OS-15689</text:p>
          </table:table-cell>
          <table:table-cell office:value-type="float" office:value="38.028">
            <text:p>38.028</text:p>
          </table:table-cell>
          <table:table-cell office:value-type="float" office:value="-76.22">
            <text:p>-76.22</text:p>
          </table:table-cell>
          <table:table-cell office:value-type="float" office:value="1530.0">
            <text:p>1530.0</text:p>
          </table:table-cell>
          <table:table-cell office:value-type="float" office:value="70.0">
            <text:p>7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42.0">
            <text:p>-142.0</text:p>
          </table:table-cell>
          <table:table-cell office:value-type="float" office:value="114.0">
            <text:p>114.0</text:p>
          </table:table-cell>
          <table:table-cell office:value-type="float" office:value="-1.0">
            <text:p>-1.0</text:p>
          </table:table-cell>
          <table:table-cell office:value-type="float" office:value="-24.9181">
            <text:p>-24.9181</text:p>
          </table:table-cell>
          <table:table-cell office:value-type="float" office:value="0.6781">
            <text:p>0.6781</text:p>
          </table:table-cell>
          <table:table-cell office:value-type="float" office:value="0.6781">
            <text:p>0.6781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19215">
            <text:p>OS-19215</text:p>
          </table:table-cell>
          <table:table-cell office:value-type="float" office:value="38.887">
            <text:p>38.887</text:p>
          </table:table-cell>
          <table:table-cell office:value-type="float" office:value="-76.392">
            <text:p>-76.392</text:p>
          </table:table-cell>
          <table:table-cell office:value-type="float" office:value="725.0">
            <text:p>725.0</text:p>
          </table:table-cell>
          <table:table-cell office:value-type="float" office:value="55.0">
            <text:p>55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42.0">
            <text:p>-142.0</text:p>
          </table:table-cell>
          <table:table-cell office:value-type="float" office:value="114.0">
            <text:p>114.0</text:p>
          </table:table-cell>
          <table:table-cell office:value-type="float" office:value="-1.0">
            <text:p>-1.0</text:p>
          </table:table-cell>
          <table:table-cell office:value-type="float" office:value="-30.5385">
            <text:p>-30.5385</text:p>
          </table:table-cell>
          <table:table-cell office:value-type="float" office:value="0.6585">
            <text:p>0.6585</text:p>
          </table:table-cell>
          <table:table-cell office:value-type="float" office:value="0.6585">
            <text:p>0.6585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21232">
            <text:p>OS-21232</text:p>
          </table:table-cell>
          <table:table-cell office:value-type="float" office:value="38.887">
            <text:p>38.887</text:p>
          </table:table-cell>
          <table:table-cell office:value-type="float" office:value="-76.392">
            <text:p>-76.392</text:p>
          </table:table-cell>
          <table:table-cell office:value-type="float" office:value="5960.0">
            <text:p>5960.0</text:p>
          </table:table-cell>
          <table:table-cell office:value-type="float" office:value="40.0">
            <text:p>4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42.0">
            <text:p>-142.0</text:p>
          </table:table-cell>
          <table:table-cell office:value-type="float" office:value="114.0">
            <text:p>114.0</text:p>
          </table:table-cell>
          <table:table-cell office:value-type="float" office:value="-1.0">
            <text:p>-1.0</text:p>
          </table:table-cell>
          <table:table-cell office:value-type="float" office:value="-38.7378">
            <text:p>-38.7378</text:p>
          </table:table-cell>
          <table:table-cell office:value-type="float" office:value="0.6678">
            <text:p>0.6678</text:p>
          </table:table-cell>
          <table:table-cell office:value-type="float" office:value="0.6678">
            <text:p>0.6678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21230">
            <text:p>OS-21230</text:p>
          </table:table-cell>
          <table:table-cell office:value-type="float" office:value="38.887">
            <text:p>38.887</text:p>
          </table:table-cell>
          <table:table-cell office:value-type="float" office:value="-76.392">
            <text:p>-76.392</text:p>
          </table:table-cell>
          <table:table-cell office:value-type="float" office:value="5530.0">
            <text:p>5530.0</text:p>
          </table:table-cell>
          <table:table-cell office:value-type="float" office:value="40.0">
            <text:p>4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42.0">
            <text:p>-142.0</text:p>
          </table:table-cell>
          <table:table-cell office:value-type="float" office:value="114.0">
            <text:p>114.0</text:p>
          </table:table-cell>
          <table:table-cell office:value-type="float" office:value="-1.0">
            <text:p>-1.0</text:p>
          </table:table-cell>
          <table:table-cell office:value-type="float" office:value="-36.1838">
            <text:p>-36.1838</text:p>
          </table:table-cell>
          <table:table-cell office:value-type="float" office:value="0.6638">
            <text:p>0.6638</text:p>
          </table:table-cell>
          <table:table-cell office:value-type="float" office:value="0.6638">
            <text:p>0.6638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15690">
            <text:p>OS-15690</text:p>
          </table:table-cell>
          <table:table-cell office:value-type="float" office:value="38.544">
            <text:p>38.544</text:p>
          </table:table-cell>
          <table:table-cell office:value-type="float" office:value="-76.427">
            <text:p>-76.427</text:p>
          </table:table-cell>
          <table:table-cell office:value-type="float" office:value="2570.0">
            <text:p>2570.0</text:p>
          </table:table-cell>
          <table:table-cell office:value-type="float" office:value="70.0">
            <text:p>70.0</text:p>
          </table:table-cell>
          <table:table-cell office:value-type="string" office:value="Forams">
            <text:p>Forams</text:p>
          </table:table-cell>
          <table:table-cell office:value-type="string" office:value="marine">
            <text:p>marine</text:p>
          </table:table-cell>
          <table:table-cell office:value-type="float" office:value="-142.0">
            <text:p>-142.0</text:p>
          </table:table-cell>
          <table:table-cell office:value-type="float" office:value="114.0">
            <text:p>114.0</text:p>
          </table:table-cell>
          <table:table-cell office:value-type="float" office:value="-1.0">
            <text:p>-1.0</text:p>
          </table:table-cell>
          <table:table-cell office:value-type="float" office:value="-28.4485">
            <text:p>-28.4485</text:p>
          </table:table-cell>
          <table:table-cell office:value-type="float" office:value="0.6685">
            <text:p>0.6685</text:p>
          </table:table-cell>
          <table:table-cell office:value-type="float" office:value="0.6685">
            <text:p>0.6685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17241">
            <text:p>OS-17241</text:p>
          </table:table-cell>
          <table:table-cell office:value-type="float" office:value="38.028">
            <text:p>38.028</text:p>
          </table:table-cell>
          <table:table-cell office:value-type="float" office:value="-76.22">
            <text:p>-76.22</text:p>
          </table:table-cell>
          <table:table-cell office:value-type="float" office:value="2400.0">
            <text:p>2400.0</text:p>
          </table:table-cell>
          <table:table-cell office:value-type="float" office:value="85.0">
            <text:p>85.0</text:p>
          </table:table-cell>
          <table:table-cell office:value-type="string" office:value="Forams">
            <text:p>Forams</text:p>
          </table:table-cell>
          <table:table-cell office:value-type="string" office:value="marine">
            <text:p>marine</text:p>
          </table:table-cell>
          <table:table-cell office:value-type="float" office:value="-142.0">
            <text:p>-142.0</text:p>
          </table:table-cell>
          <table:table-cell office:value-type="float" office:value="114.0">
            <text:p>114.0</text:p>
          </table:table-cell>
          <table:table-cell office:value-type="float" office:value="-1.0">
            <text:p>-1.0</text:p>
          </table:table-cell>
          <table:table-cell office:value-type="float" office:value="-25.8686">
            <text:p>-25.8686</text:p>
          </table:table-cell>
          <table:table-cell office:value-type="float" office:value="0.6786">
            <text:p>0.6786</text:p>
          </table:table-cell>
          <table:table-cell office:value-type="float" office:value="0.6786">
            <text:p>0.6786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17242">
            <text:p>OS-17242</text:p>
          </table:table-cell>
          <table:table-cell office:value-type="float" office:value="38.028">
            <text:p>38.028</text:p>
          </table:table-cell>
          <table:table-cell office:value-type="float" office:value="-76.22">
            <text:p>-76.22</text:p>
          </table:table-cell>
          <table:table-cell office:value-type="float" office:value="1230.0">
            <text:p>1230.0</text:p>
          </table:table-cell>
          <table:table-cell office:value-type="float" office:value="30.0">
            <text:p>30.0</text:p>
          </table:table-cell>
          <table:table-cell office:value-type="string" office:value="Forams">
            <text:p>Forams</text:p>
          </table:table-cell>
          <table:table-cell office:value-type="string" office:value="marine">
            <text:p>marine</text:p>
          </table:table-cell>
          <table:table-cell office:value-type="float" office:value="-142.0">
            <text:p>-142.0</text:p>
          </table:table-cell>
          <table:table-cell office:value-type="float" office:value="114.0">
            <text:p>114.0</text:p>
          </table:table-cell>
          <table:table-cell office:value-type="float" office:value="-1.0">
            <text:p>-1.0</text:p>
          </table:table-cell>
          <table:table-cell office:value-type="float" office:value="-24.2378">
            <text:p>-24.2378</text:p>
          </table:table-cell>
          <table:table-cell office:value-type="float" office:value="0.6778">
            <text:p>0.6778</text:p>
          </table:table-cell>
          <table:table-cell office:value-type="float" office:value="0.6778">
            <text:p>0.6778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17508">
            <text:p>OS-17508</text:p>
          </table:table-cell>
          <table:table-cell office:value-type="float" office:value="38.028">
            <text:p>38.028</text:p>
          </table:table-cell>
          <table:table-cell office:value-type="float" office:value="-76.22">
            <text:p>-76.22</text:p>
          </table:table-cell>
          <table:table-cell office:value-type="float" office:value="2450.0">
            <text:p>2450.0</text:p>
          </table:table-cell>
          <table:table-cell office:value-type="float" office:value="256.0">
            <text:p>256.0</text:p>
          </table:table-cell>
          <table:table-cell office:value-type="string" office:value="Forams">
            <text:p>Forams</text:p>
          </table:table-cell>
          <table:table-cell office:value-type="string" office:value="marine">
            <text:p>marine</text:p>
          </table:table-cell>
          <table:table-cell office:value-type="float" office:value="-142.0">
            <text:p>-142.0</text:p>
          </table:table-cell>
          <table:table-cell office:value-type="float" office:value="114.0">
            <text:p>114.0</text:p>
          </table:table-cell>
          <table:table-cell office:value-type="float" office:value="-1.0">
            <text:p>-1.0</text:p>
          </table:table-cell>
          <table:table-cell office:value-type="float" office:value="-25.2582">
            <text:p>-25.2582</text:p>
          </table:table-cell>
          <table:table-cell office:value-type="float" office:value="0.6782">
            <text:p>0.6782</text:p>
          </table:table-cell>
          <table:table-cell office:value-type="float" office:value="0.6782">
            <text:p>0.6782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17874">
            <text:p>OS-17874</text:p>
          </table:table-cell>
          <table:table-cell office:value-type="float" office:value="38.544">
            <text:p>38.544</text:p>
          </table:table-cell>
          <table:table-cell office:value-type="float" office:value="-76.427">
            <text:p>-76.427</text:p>
          </table:table-cell>
          <table:table-cell office:value-type="float" office:value="1320.0">
            <text:p>1320.0</text:p>
          </table:table-cell>
          <table:table-cell office:value-type="float" office:value="195.0">
            <text:p>195.0</text:p>
          </table:table-cell>
          <table:table-cell office:value-type="string" office:value="Forams E.s.">
            <text:p>Forams E.s.</text:p>
          </table:table-cell>
          <table:table-cell office:value-type="string" office:value="marine">
            <text:p>marine</text:p>
          </table:table-cell>
          <table:table-cell office:value-type="float" office:value="-142.0">
            <text:p>-142.0</text:p>
          </table:table-cell>
          <table:table-cell office:value-type="float" office:value="114.0">
            <text:p>114.0</text:p>
          </table:table-cell>
          <table:table-cell office:value-type="float" office:value="-1.0">
            <text:p>-1.0</text:p>
          </table:table-cell>
          <table:table-cell office:value-type="float" office:value="-27.2279">
            <text:p>-27.2279</text:p>
          </table:table-cell>
          <table:table-cell office:value-type="float" office:value="0.6679">
            <text:p>0.6679</text:p>
          </table:table-cell>
          <table:table-cell office:value-type="float" office:value="0.6679">
            <text:p>0.6679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21229">
            <text:p>OS-21229</text:p>
          </table:table-cell>
          <table:table-cell office:value-type="float" office:value="38.887">
            <text:p>38.887</text:p>
          </table:table-cell>
          <table:table-cell office:value-type="float" office:value="-76.392">
            <text:p>-76.392</text:p>
          </table:table-cell>
          <table:table-cell office:value-type="float" office:value="2500.0">
            <text:p>2500.0</text:p>
          </table:table-cell>
          <table:table-cell office:value-type="float" office:value="35.0">
            <text:p>35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42.0">
            <text:p>-142.0</text:p>
          </table:table-cell>
          <table:table-cell office:value-type="float" office:value="114.0">
            <text:p>114.0</text:p>
          </table:table-cell>
          <table:table-cell office:value-type="float" office:value="-1.0">
            <text:p>-1.0</text:p>
          </table:table-cell>
          <table:table-cell office:value-type="float" office:value="-34.9423">
            <text:p>-34.9423</text:p>
          </table:table-cell>
          <table:table-cell office:value-type="float" office:value="0.6623">
            <text:p>0.6623</text:p>
          </table:table-cell>
          <table:table-cell office:value-type="float" office:value="0.6623">
            <text:p>0.6623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21228">
            <text:p>OS-21228</text:p>
          </table:table-cell>
          <table:table-cell office:value-type="float" office:value="38.887">
            <text:p>38.887</text:p>
          </table:table-cell>
          <table:table-cell office:value-type="float" office:value="-76.392">
            <text:p>-76.392</text:p>
          </table:table-cell>
          <table:table-cell office:value-type="float" office:value="2210.0">
            <text:p>2210.0</text:p>
          </table:table-cell>
          <table:table-cell office:value-type="float" office:value="35.0">
            <text:p>35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42.0">
            <text:p>-142.0</text:p>
          </table:table-cell>
          <table:table-cell office:value-type="float" office:value="114.0">
            <text:p>114.0</text:p>
          </table:table-cell>
          <table:table-cell office:value-type="float" office:value="-1.0">
            <text:p>-1.0</text:p>
          </table:table-cell>
          <table:table-cell office:value-type="float" office:value="-34.4717">
            <text:p>-34.4717</text:p>
          </table:table-cell>
          <table:table-cell office:value-type="float" office:value="0.6617">
            <text:p>0.6617</text:p>
          </table:table-cell>
          <table:table-cell office:value-type="float" office:value="0.6617">
            <text:p>0.6617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21227">
            <text:p>OS-21227</text:p>
          </table:table-cell>
          <table:table-cell office:value-type="float" office:value="38.887">
            <text:p>38.887</text:p>
          </table:table-cell>
          <table:table-cell office:value-type="float" office:value="-76.392">
            <text:p>-76.392</text:p>
          </table:table-cell>
          <table:table-cell office:value-type="float" office:value="1240.0">
            <text:p>1240.0</text:p>
          </table:table-cell>
          <table:table-cell office:value-type="float" office:value="30.0">
            <text:p>3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42.0">
            <text:p>-142.0</text:p>
          </table:table-cell>
          <table:table-cell office:value-type="float" office:value="114.0">
            <text:p>114.0</text:p>
          </table:table-cell>
          <table:table-cell office:value-type="float" office:value="-1.0">
            <text:p>-1.0</text:p>
          </table:table-cell>
          <table:table-cell office:value-type="float" office:value="-31.9894">
            <text:p>-31.9894</text:p>
          </table:table-cell>
          <table:table-cell office:value-type="float" office:value="0.6594">
            <text:p>0.6594</text:p>
          </table:table-cell>
          <table:table-cell office:value-type="float" office:value="0.6594">
            <text:p>0.6594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21226">
            <text:p>OS-21226</text:p>
          </table:table-cell>
          <table:table-cell office:value-type="float" office:value="38.887">
            <text:p>38.887</text:p>
          </table:table-cell>
          <table:table-cell office:value-type="float" office:value="-76.392">
            <text:p>-76.392</text:p>
          </table:table-cell>
          <table:table-cell office:value-type="float" office:value="610.0">
            <text:p>610.0</text:p>
          </table:table-cell>
          <table:table-cell office:value-type="float" office:value="30.0">
            <text:p>3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42.0">
            <text:p>-142.0</text:p>
          </table:table-cell>
          <table:table-cell office:value-type="float" office:value="114.0">
            <text:p>114.0</text:p>
          </table:table-cell>
          <table:table-cell office:value-type="float" office:value="-1.0">
            <text:p>-1.0</text:p>
          </table:table-cell>
          <table:table-cell office:value-type="float" office:value="-30.0983">
            <text:p>-30.0983</text:p>
          </table:table-cell>
          <table:table-cell office:value-type="float" office:value="0.6583">
            <text:p>0.6583</text:p>
          </table:table-cell>
          <table:table-cell office:value-type="float" office:value="0.6583">
            <text:p>0.6583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20057">
            <text:p>OS-20057</text:p>
          </table:table-cell>
          <table:table-cell office:value-type="float" office:value="38.331">
            <text:p>38.331</text:p>
          </table:table-cell>
          <table:table-cell office:value-type="float" office:value="-76.378">
            <text:p>-76.378</text:p>
          </table:table-cell>
          <table:table-cell office:value-type="float" office:value="860.0">
            <text:p>860.0</text:p>
          </table:table-cell>
          <table:table-cell office:value-type="float" office:value="40.0">
            <text:p>4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42.0">
            <text:p>-142.0</text:p>
          </table:table-cell>
          <table:table-cell office:value-type="float" office:value="114.0">
            <text:p>114.0</text:p>
          </table:table-cell>
          <table:table-cell office:value-type="float" office:value="-1.0">
            <text:p>-1.0</text:p>
          </table:table-cell>
          <table:table-cell office:value-type="float" office:value="-11.0177">
            <text:p>-11.0177</text:p>
          </table:table-cell>
          <table:table-cell office:value-type="float" office:value="0.6677">
            <text:p>0.6677</text:p>
          </table:table-cell>
          <table:table-cell office:value-type="float" office:value="0.6677">
            <text:p>0.6677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17881">
            <text:p>OS-17881</text:p>
          </table:table-cell>
          <table:table-cell office:value-type="float" office:value="38.544">
            <text:p>38.544</text:p>
          </table:table-cell>
          <table:table-cell office:value-type="float" office:value="-76.427">
            <text:p>-76.427</text:p>
          </table:table-cell>
          <table:table-cell office:value-type="float" office:value="2090.0">
            <text:p>2090.0</text:p>
          </table:table-cell>
          <table:table-cell office:value-type="float" office:value="30.0">
            <text:p>30.0</text:p>
          </table:table-cell>
          <table:table-cell office:value-type="string" office:value="Forams E.e">
            <text:p>Forams E.e</text:p>
          </table:table-cell>
          <table:table-cell office:value-type="string" office:value="marine">
            <text:p>marine</text:p>
          </table:table-cell>
          <table:table-cell office:value-type="float" office:value="-142.0">
            <text:p>-142.0</text:p>
          </table:table-cell>
          <table:table-cell office:value-type="float" office:value="114.0">
            <text:p>114.0</text:p>
          </table:table-cell>
          <table:table-cell office:value-type="float" office:value="-1.0">
            <text:p>-1.0</text:p>
          </table:table-cell>
          <table:table-cell office:value-type="float" office:value="-28.0282">
            <text:p>-28.0282</text:p>
          </table:table-cell>
          <table:table-cell office:value-type="float" office:value="0.6682">
            <text:p>0.6682</text:p>
          </table:table-cell>
          <table:table-cell office:value-type="float" office:value="0.6682">
            <text:p>0.6682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17884">
            <text:p>OS-17884</text:p>
          </table:table-cell>
          <table:table-cell office:value-type="float" office:value="38.544">
            <text:p>38.544</text:p>
          </table:table-cell>
          <table:table-cell office:value-type="float" office:value="-76.427">
            <text:p>-76.427</text:p>
          </table:table-cell>
          <table:table-cell office:value-type="float" office:value="2090.0">
            <text:p>2090.0</text:p>
          </table:table-cell>
          <table:table-cell office:value-type="float" office:value="55.0">
            <text:p>55.0</text:p>
          </table:table-cell>
          <table:table-cell office:value-type="string" office:value="Forams E.s.">
            <text:p>Forams E.s.</text:p>
          </table:table-cell>
          <table:table-cell office:value-type="string" office:value="marine">
            <text:p>marine</text:p>
          </table:table-cell>
          <table:table-cell office:value-type="float" office:value="-142.0">
            <text:p>-142.0</text:p>
          </table:table-cell>
          <table:table-cell office:value-type="float" office:value="114.0">
            <text:p>114.0</text:p>
          </table:table-cell>
          <table:table-cell office:value-type="float" office:value="-1.0">
            <text:p>-1.0</text:p>
          </table:table-cell>
          <table:table-cell office:value-type="float" office:value="-28.0282">
            <text:p>-28.0282</text:p>
          </table:table-cell>
          <table:table-cell office:value-type="float" office:value="0.6682">
            <text:p>0.6682</text:p>
          </table:table-cell>
          <table:table-cell office:value-type="float" office:value="0.6682">
            <text:p>0.6682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21231">
            <text:p>OS-21231</text:p>
          </table:table-cell>
          <table:table-cell office:value-type="float" office:value="38.887">
            <text:p>38.887</text:p>
          </table:table-cell>
          <table:table-cell office:value-type="float" office:value="-76.392">
            <text:p>-76.392</text:p>
          </table:table-cell>
          <table:table-cell office:value-type="float" office:value="5690.0">
            <text:p>5690.0</text:p>
          </table:table-cell>
          <table:table-cell office:value-type="float" office:value="40.0">
            <text:p>4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42.0">
            <text:p>-142.0</text:p>
          </table:table-cell>
          <table:table-cell office:value-type="float" office:value="114.0">
            <text:p>114.0</text:p>
          </table:table-cell>
          <table:table-cell office:value-type="float" office:value="-1.0">
            <text:p>-1.0</text:p>
          </table:table-cell>
          <table:table-cell office:value-type="float" office:value="-37.4457">
            <text:p>-37.4457</text:p>
          </table:table-cell>
          <table:table-cell office:value-type="float" office:value="0.6657">
            <text:p>0.6657</text:p>
          </table:table-cell>
          <table:table-cell office:value-type="float" office:value="0.6657">
            <text:p>0.6657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21489">
            <text:p>OS-21489</text:p>
          </table:table-cell>
          <table:table-cell office:value-type="float" office:value="38.887">
            <text:p>38.887</text:p>
          </table:table-cell>
          <table:table-cell office:value-type="float" office:value="-76.392">
            <text:p>-76.392</text:p>
          </table:table-cell>
          <table:table-cell office:value-type="float" office:value="8670.0">
            <text:p>8670.0</text:p>
          </table:table-cell>
          <table:table-cell office:value-type="float" office:value="45.0">
            <text:p>45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42.0">
            <text:p>-142.0</text:p>
          </table:table-cell>
          <table:table-cell office:value-type="float" office:value="114.0">
            <text:p>114.0</text:p>
          </table:table-cell>
          <table:table-cell office:value-type="float" office:value="-1.0">
            <text:p>-1.0</text:p>
          </table:table-cell>
          <table:table-cell office:value-type="float" office:value="-44.0991">
            <text:p>-44.0991</text:p>
          </table:table-cell>
          <table:table-cell office:value-type="float" office:value="0.6791">
            <text:p>0.6791</text:p>
          </table:table-cell>
          <table:table-cell office:value-type="float" office:value="0.6791">
            <text:p>0.6791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15685">
            <text:p>OS-15685</text:p>
          </table:table-cell>
          <table:table-cell office:value-type="float" office:value="38.544">
            <text:p>38.544</text:p>
          </table:table-cell>
          <table:table-cell office:value-type="float" office:value="-76.427">
            <text:p>-76.427</text:p>
          </table:table-cell>
          <table:table-cell office:value-type="float" office:value="2090.0">
            <text:p>2090.0</text:p>
          </table:table-cell>
          <table:table-cell office:value-type="float" office:value="70.0">
            <text:p>70.0</text:p>
          </table:table-cell>
          <table:table-cell office:value-type="string" office:value="Forams">
            <text:p>Forams</text:p>
          </table:table-cell>
          <table:table-cell office:value-type="string" office:value="marine">
            <text:p>marine</text:p>
          </table:table-cell>
          <table:table-cell office:value-type="float" office:value="-142.0">
            <text:p>-142.0</text:p>
          </table:table-cell>
          <table:table-cell office:value-type="float" office:value="114.0">
            <text:p>114.0</text:p>
          </table:table-cell>
          <table:table-cell office:value-type="float" office:value="-1.0">
            <text:p>-1.0</text:p>
          </table:table-cell>
          <table:table-cell office:value-type="float" office:value="-28.3284">
            <text:p>-28.3284</text:p>
          </table:table-cell>
          <table:table-cell office:value-type="float" office:value="0.6684">
            <text:p>0.6684</text:p>
          </table:table-cell>
          <table:table-cell office:value-type="float" office:value="0.6684">
            <text:p>0.6684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CAMS-43709">
            <text:p>CAMS-43709</text:p>
          </table:table-cell>
          <table:table-cell office:value-type="float" office:value="38.544">
            <text:p>38.544</text:p>
          </table:table-cell>
          <table:table-cell office:value-type="float" office:value="-76.427">
            <text:p>-76.427</text:p>
          </table:table-cell>
          <table:table-cell office:value-type="float" office:value="1160.0">
            <text:p>1160.0</text:p>
          </table:table-cell>
          <table:table-cell office:value-type="float" office:value="40.0">
            <text:p>4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42.0">
            <text:p>-142.0</text:p>
          </table:table-cell>
          <table:table-cell office:value-type="float" office:value="114.0">
            <text:p>114.0</text:p>
          </table:table-cell>
          <table:table-cell office:value-type="float" office:value="-1.0">
            <text:p>-1.0</text:p>
          </table:table-cell>
          <table:table-cell office:value-type="float" office:value="-27.538">
            <text:p>-27.538</text:p>
          </table:table-cell>
          <table:table-cell office:value-type="float" office:value="0.668">
            <text:p>0.668</text:p>
          </table:table-cell>
          <table:table-cell office:value-type="float" office:value="0.668">
            <text:p>0.668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CAMS-39237">
            <text:p>CAMS-39237</text:p>
          </table:table-cell>
          <table:table-cell office:value-type="float" office:value="38.028">
            <text:p>38.028</text:p>
          </table:table-cell>
          <table:table-cell office:value-type="float" office:value="-76.22">
            <text:p>-76.22</text:p>
          </table:table-cell>
          <table:table-cell office:value-type="float" office:value="540.0">
            <text:p>540.0</text:p>
          </table:table-cell>
          <table:table-cell office:value-type="float" office:value="50.0">
            <text:p>5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42.0">
            <text:p>-142.0</text:p>
          </table:table-cell>
          <table:table-cell office:value-type="float" office:value="114.0">
            <text:p>114.0</text:p>
          </table:table-cell>
          <table:table-cell office:value-type="float" office:value="-1.0">
            <text:p>-1.0</text:p>
          </table:table-cell>
          <table:table-cell office:value-type="float" office:value="-23.3786">
            <text:p>-23.3786</text:p>
          </table:table-cell>
          <table:table-cell office:value-type="float" office:value="0.6986">
            <text:p>0.6986</text:p>
          </table:table-cell>
          <table:table-cell office:value-type="float" office:value="0.6986">
            <text:p>0.6986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CAMS-43708">
            <text:p>CAMS-43708</text:p>
          </table:table-cell>
          <table:table-cell office:value-type="float" office:value="38.544">
            <text:p>38.544</text:p>
          </table:table-cell>
          <table:table-cell office:value-type="float" office:value="-76.427">
            <text:p>-76.427</text:p>
          </table:table-cell>
          <table:table-cell office:value-type="float" office:value="640.0">
            <text:p>640.0</text:p>
          </table:table-cell>
          <table:table-cell office:value-type="float" office:value="50.0">
            <text:p>5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42.0">
            <text:p>-142.0</text:p>
          </table:table-cell>
          <table:table-cell office:value-type="float" office:value="114.0">
            <text:p>114.0</text:p>
          </table:table-cell>
          <table:table-cell office:value-type="float" office:value="-1.0">
            <text:p>-1.0</text:p>
          </table:table-cell>
          <table:table-cell office:value-type="float" office:value="-26.1476">
            <text:p>-26.1476</text:p>
          </table:table-cell>
          <table:table-cell office:value-type="float" office:value="0.6676">
            <text:p>0.6676</text:p>
          </table:table-cell>
          <table:table-cell office:value-type="float" office:value="0.6676">
            <text:p>0.6676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CAMS-43710">
            <text:p>CAMS-43710</text:p>
          </table:table-cell>
          <table:table-cell office:value-type="float" office:value="38.544">
            <text:p>38.544</text:p>
          </table:table-cell>
          <table:table-cell office:value-type="float" office:value="-76.427">
            <text:p>-76.427</text:p>
          </table:table-cell>
          <table:table-cell office:value-type="float" office:value="1980.0">
            <text:p>1980.0</text:p>
          </table:table-cell>
          <table:table-cell office:value-type="float" office:value="50.0">
            <text:p>5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42.0">
            <text:p>-142.0</text:p>
          </table:table-cell>
          <table:table-cell office:value-type="float" office:value="114.0">
            <text:p>114.0</text:p>
          </table:table-cell>
          <table:table-cell office:value-type="float" office:value="-1.0">
            <text:p>-1.0</text:p>
          </table:table-cell>
          <table:table-cell office:value-type="float" office:value="-28.6185">
            <text:p>-28.6185</text:p>
          </table:table-cell>
          <table:table-cell office:value-type="float" office:value="0.6685">
            <text:p>0.6685</text:p>
          </table:table-cell>
          <table:table-cell office:value-type="float" office:value="0.6685">
            <text:p>0.6685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CAMS-43711">
            <text:p>CAMS-43711</text:p>
          </table:table-cell>
          <table:table-cell office:value-type="float" office:value="38.028">
            <text:p>38.028</text:p>
          </table:table-cell>
          <table:table-cell office:value-type="float" office:value="-76.22">
            <text:p>-76.22</text:p>
          </table:table-cell>
          <table:table-cell office:value-type="float" office:value="990.0">
            <text:p>990.0</text:p>
          </table:table-cell>
          <table:table-cell office:value-type="float" office:value="40.0">
            <text:p>4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42.0">
            <text:p>-142.0</text:p>
          </table:table-cell>
          <table:table-cell office:value-type="float" office:value="114.0">
            <text:p>114.0</text:p>
          </table:table-cell>
          <table:table-cell office:value-type="float" office:value="-1.0">
            <text:p>-1.0</text:p>
          </table:table-cell>
          <table:table-cell office:value-type="float" office:value="-24.1978">
            <text:p>-24.1978</text:p>
          </table:table-cell>
          <table:table-cell office:value-type="float" office:value="0.6778">
            <text:p>0.6778</text:p>
          </table:table-cell>
          <table:table-cell office:value-type="float" office:value="0.6778">
            <text:p>0.6778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CAMS-39238">
            <text:p>CAMS-39238</text:p>
          </table:table-cell>
          <table:table-cell office:value-type="float" office:value="38.028">
            <text:p>38.028</text:p>
          </table:table-cell>
          <table:table-cell office:value-type="float" office:value="-76.22">
            <text:p>-76.22</text:p>
          </table:table-cell>
          <table:table-cell office:value-type="float" office:value="1240.0">
            <text:p>1240.0</text:p>
          </table:table-cell>
          <table:table-cell office:value-type="float" office:value="50.0">
            <text:p>50.0</text:p>
          </table:table-cell>
          <table:table-cell office:value-type="string" office:value="Gastropod">
            <text:p>Gastropod</text:p>
          </table:table-cell>
          <table:table-cell office:value-type="string" office:value="marine">
            <text:p>marine</text:p>
          </table:table-cell>
          <table:table-cell office:value-type="float" office:value="-142.0">
            <text:p>-142.0</text:p>
          </table:table-cell>
          <table:table-cell office:value-type="float" office:value="114.0">
            <text:p>114.0</text:p>
          </table:table-cell>
          <table:table-cell office:value-type="float" office:value="-1.0">
            <text:p>-1.0</text:p>
          </table:table-cell>
          <table:table-cell office:value-type="float" office:value="-26.0587">
            <text:p>-26.0587</text:p>
          </table:table-cell>
          <table:table-cell office:value-type="float" office:value="0.6787">
            <text:p>0.6787</text:p>
          </table:table-cell>
          <table:table-cell office:value-type="float" office:value="0.6787">
            <text:p>0.6787</text:p>
          </table:table-cell>
          <table:table-cell office:value-type="string" office:value="ColmanEtal2002,EngelhartHorton2012">
            <text:p>ColmanEtal2002,EngelhartHorton20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